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style:font-name="Arial" fo:font-size="10pt" officeooo:rsid="0019e372" officeooo:paragraph-rsid="0019e372" style:font-size-asian="10pt" style:font-size-complex="10pt"/>
    </style:style>
    <style:style style:name="P2" style:family="paragraph" style:parent-style-name="Preformatted_20_Text">
      <style:text-properties style:font-name="Arial"/>
    </style:style>
    <style:style style:name="P3" style:family="paragraph" style:parent-style-name="Preformatted_20_Text">
      <style:paragraph-properties fo:text-align="start" style:justify-single-word="false"/>
      <style:text-properties style:font-name="Arial" officeooo:rsid="0012842e" officeooo:paragraph-rsid="0016e83d"/>
    </style:style>
    <style:style style:name="P4" style:family="paragraph" style:parent-style-name="Preformatted_20_Text">
      <style:paragraph-properties fo:text-align="start" style:justify-single-word="false"/>
      <style:text-properties style:font-name="Arial" officeooo:rsid="0012842e" officeooo:paragraph-rsid="0012842e"/>
    </style:style>
    <style:style style:name="P5" style:family="paragraph" style:parent-style-name="Preformatted_20_Text">
      <style:paragraph-properties fo:text-align="start" style:justify-single-word="false"/>
      <style:text-properties style:font-name="Arial" officeooo:rsid="0012842e" officeooo:paragraph-rsid="00279469"/>
    </style:style>
    <style:style style:name="P6" style:family="paragraph" style:parent-style-name="Preformatted_20_Text">
      <style:paragraph-properties fo:text-align="start" style:justify-single-word="false"/>
      <style:text-properties style:font-name="Arial" officeooo:rsid="0012842e" officeooo:paragraph-rsid="00372525"/>
    </style:style>
    <style:style style:name="P7" style:family="paragraph" style:parent-style-name="Preformatted_20_Text">
      <style:paragraph-properties fo:text-align="start" style:justify-single-word="false"/>
      <style:text-properties style:font-name="Arial" officeooo:rsid="0014df15" officeooo:paragraph-rsid="0014df15"/>
    </style:style>
    <style:style style:name="P8" style:family="paragraph" style:parent-style-name="Preformatted_20_Text">
      <style:paragraph-properties fo:text-align="center" style:justify-single-word="false"/>
      <style:text-properties style:font-name="Arial" fo:font-size="12pt" fo:text-shadow="1pt 1pt" fo:font-weight="bold" officeooo:rsid="0012842e" officeooo:paragraph-rsid="0012842e"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Arial" fo:font-size="12pt" fo:font-weight="bold" officeooo:rsid="0012842e" officeooo:paragraph-rsid="00372525" style:font-size-asian="12pt" style:font-weight-asian="bold" style:font-size-complex="12pt" style:font-weight-complex="bold"/>
    </style:style>
    <style:style style:name="P10" style:family="paragraph" style:parent-style-name="Preformatted_20_Text">
      <style:paragraph-properties fo:text-align="center" style:justify-single-word="false"/>
      <style:text-properties style:font-name="Arial" fo:font-size="12pt" fo:font-weight="bold" officeooo:rsid="0012842e" officeooo:paragraph-rsid="002cf40a" style:font-size-asian="12pt" style:font-weight-asian="bold" style:font-size-complex="12pt" style:font-weight-complex="bold"/>
    </style:style>
    <style:style style:name="P11" style:family="paragraph" style:parent-style-name="Preformatted_20_Text">
      <style:paragraph-properties fo:text-align="center" style:justify-single-word="false"/>
      <style:text-properties style:font-name="Arial" fo:font-size="12pt" fo:font-weight="bold" officeooo:rsid="002cf40a" officeooo:paragraph-rsid="002cf40a"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Arial" fo:font-size="12pt" fo:font-weight="bold" officeooo:rsid="0065e44f" officeooo:paragraph-rsid="0065e44f"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Arial" fo:font-size="12pt" fo:text-shadow="none" fo:font-weight="bold" officeooo:rsid="004578aa" officeooo:paragraph-rsid="004578aa" style:font-size-asian="12pt" style:font-weight-asian="bold" style:font-size-complex="12pt" style:font-weight-complex="bold"/>
    </style:style>
    <style:style style:name="P14" style:family="paragraph" style:parent-style-name="Preformatted_20_Text">
      <style:paragraph-properties fo:text-align="center" style:justify-single-word="false"/>
      <style:text-properties style:font-name="Arial" fo:font-size="12pt" fo:text-shadow="none" fo:font-weight="bold" officeooo:rsid="004578aa" officeooo:paragraph-rsid="0051224a" style:font-size-asian="12pt" style:font-weight-asian="bold" style:font-size-complex="12pt" style:font-weight-complex="bold"/>
    </style:style>
    <style:style style:name="P15" style:family="paragraph" style:parent-style-name="Preformatted_20_Text">
      <style:paragraph-properties fo:text-align="center" style:justify-single-word="false"/>
      <style:text-properties style:font-name="Arial" fo:font-size="12pt" fo:text-shadow="none" fo:font-weight="bold" officeooo:rsid="004578aa" officeooo:paragraph-rsid="0053a320" style:font-size-asian="12pt" style:font-weight-asian="bold" style:font-size-complex="12pt" style:font-weight-complex="bold"/>
    </style:style>
    <style:style style:name="P16" style:family="paragraph" style:parent-style-name="Preformatted_20_Text">
      <style:paragraph-properties fo:text-align="center" style:justify-single-word="false"/>
      <style:text-properties style:font-name="Arial" fo:font-size="12pt" fo:text-shadow="none" fo:font-weight="bold" officeooo:rsid="004578aa" officeooo:paragraph-rsid="005f3d6a" style:font-size-asian="12pt" style:font-weight-asian="bold" style:font-size-complex="12pt" style:font-weight-complex="bold"/>
    </style:style>
    <style:style style:name="P17" style:family="paragraph" style:parent-style-name="Preformatted_20_Text">
      <style:paragraph-properties fo:text-align="center" style:justify-single-word="false"/>
      <style:text-properties style:font-name="Arial" fo:font-size="12pt" fo:text-shadow="none" fo:font-weight="bold" officeooo:rsid="004578aa" officeooo:paragraph-rsid="0064ce52" style:font-size-asian="12pt" style:font-weight-asian="bold" style:font-size-complex="12pt" style:font-weight-complex="bold"/>
    </style:style>
    <style:style style:name="P18" style:family="paragraph" style:parent-style-name="Preformatted_20_Text">
      <style:paragraph-properties fo:text-align="center" style:justify-single-word="false"/>
      <style:text-properties style:font-name="Arial" fo:font-size="12pt" fo:text-shadow="none" fo:font-weight="bold" officeooo:rsid="004578aa" officeooo:paragraph-rsid="0068f241" style:font-size-asian="12pt" style:font-weight-asian="bold" style:font-size-complex="12pt" style:font-weight-complex="bold"/>
    </style:style>
    <style:style style:name="P19" style:family="paragraph" style:parent-style-name="Preformatted_20_Text">
      <style:paragraph-properties fo:text-align="center" style:justify-single-word="false"/>
      <style:text-properties style:font-name="Arial" fo:font-size="12pt" fo:text-shadow="none" fo:font-weight="bold" officeooo:rsid="004578aa" officeooo:paragraph-rsid="006b5eba" style:font-size-asian="12pt" style:font-weight-asian="bold" style:font-size-complex="12pt" style:font-weight-complex="bold"/>
    </style:style>
    <style:style style:name="P20" style:family="paragraph" style:parent-style-name="Preformatted_20_Text">
      <style:paragraph-properties fo:text-align="center" style:justify-single-word="false"/>
      <style:text-properties style:font-name="Arial" fo:font-size="12pt" fo:text-shadow="none" fo:font-weight="bold" officeooo:rsid="004578aa" officeooo:paragraph-rsid="00723503" style:font-size-asian="12pt" style:font-weight-asian="bold" style:font-size-complex="12pt" style:font-weight-complex="bold"/>
    </style:style>
    <style:style style:name="P21" style:family="paragraph" style:parent-style-name="Preformatted_20_Text">
      <style:paragraph-properties fo:text-align="center" style:justify-single-word="false"/>
      <style:text-properties style:font-name="Arial" fo:font-size="12pt" fo:text-shadow="none" fo:font-weight="bold" officeooo:rsid="004578aa" officeooo:paragraph-rsid="0072824c" style:font-size-asian="12pt" style:font-weight-asian="bold" style:font-size-complex="12pt" style:font-weight-complex="bold"/>
    </style:style>
    <style:style style:name="P22" style:family="paragraph" style:parent-style-name="Preformatted_20_Text">
      <style:paragraph-properties fo:text-align="start" style:justify-single-word="false"/>
      <style:text-properties style:font-name="Arial" officeooo:rsid="0015e256" officeooo:paragraph-rsid="0015e256"/>
    </style:style>
    <style:style style:name="P23" style:family="paragraph" style:parent-style-name="Preformatted_20_Text">
      <style:paragraph-properties fo:text-align="start" style:justify-single-word="false"/>
      <style:text-properties style:font-name="Arial" officeooo:rsid="0015e256" officeooo:paragraph-rsid="0026df3b"/>
    </style:style>
    <style:style style:name="P24" style:family="paragraph" style:parent-style-name="Preformatted_20_Text">
      <style:paragraph-properties fo:text-align="start" style:justify-single-word="false"/>
      <style:text-properties style:font-name="Arial" officeooo:rsid="0016e83d" officeooo:paragraph-rsid="0016e83d"/>
    </style:style>
    <style:style style:name="P25" style:family="paragraph" style:parent-style-name="Preformatted_20_Text">
      <style:paragraph-properties fo:text-align="start" style:justify-single-word="false"/>
      <style:text-properties style:font-name="Arial" officeooo:rsid="00147619" officeooo:paragraph-rsid="00147619"/>
    </style:style>
    <style:style style:name="P26" style:family="paragraph" style:parent-style-name="Preformatted_20_Text">
      <style:paragraph-properties fo:text-align="start" style:justify-single-word="false"/>
      <style:text-properties style:font-name="Arial" officeooo:rsid="001d42f7" officeooo:paragraph-rsid="0012842e"/>
    </style:style>
    <style:style style:name="P27" style:family="paragraph" style:parent-style-name="Preformatted_20_Text">
      <style:paragraph-properties fo:text-align="start" style:justify-single-word="false"/>
      <style:text-properties style:font-name="Arial" officeooo:rsid="001d42f7" officeooo:paragraph-rsid="005ef8ac"/>
    </style:style>
    <style:style style:name="P28" style:family="paragraph" style:parent-style-name="Preformatted_20_Text">
      <style:paragraph-properties fo:text-align="start" style:justify-single-word="false"/>
      <style:text-properties style:font-name="Arial" officeooo:rsid="00279469" officeooo:paragraph-rsid="00279469"/>
    </style:style>
    <style:style style:name="P29" style:family="paragraph" style:parent-style-name="Preformatted_20_Text">
      <style:paragraph-properties fo:text-align="start" style:justify-single-word="false"/>
      <style:text-properties style:font-name="Arial" officeooo:rsid="00293d42" officeooo:paragraph-rsid="00293d42"/>
    </style:style>
    <style:style style:name="P30" style:family="paragraph" style:parent-style-name="Preformatted_20_Text">
      <style:paragraph-properties fo:text-align="start" style:justify-single-word="false"/>
      <style:text-properties style:font-name="Arial" officeooo:rsid="002b00a5" officeooo:paragraph-rsid="002b00a5"/>
    </style:style>
    <style:style style:name="P31" style:family="paragraph" style:parent-style-name="Preformatted_20_Text">
      <style:paragraph-properties fo:text-align="start" style:justify-single-word="false"/>
      <style:text-properties style:font-name="Arial" officeooo:rsid="002b00a5" officeooo:paragraph-rsid="005db800"/>
    </style:style>
    <style:style style:name="P32" style:family="paragraph" style:parent-style-name="Preformatted_20_Text">
      <style:paragraph-properties fo:text-align="start" style:justify-single-word="false"/>
      <style:text-properties style:font-name="Arial" officeooo:rsid="002cf40a" officeooo:paragraph-rsid="002cf40a"/>
    </style:style>
    <style:style style:name="P33" style:family="paragraph" style:parent-style-name="Preformatted_20_Text">
      <style:paragraph-properties fo:text-align="start" style:justify-single-word="false"/>
      <style:text-properties style:font-name="Arial" officeooo:rsid="002ddac2" officeooo:paragraph-rsid="00279469"/>
    </style:style>
    <style:style style:name="P34" style:family="paragraph" style:parent-style-name="Preformatted_20_Text">
      <style:paragraph-properties fo:text-align="start" style:justify-single-word="false"/>
      <style:text-properties style:font-name="Arial" officeooo:rsid="002ddac2" officeooo:paragraph-rsid="002ddac2"/>
    </style:style>
    <style:style style:name="P35" style:family="paragraph" style:parent-style-name="Preformatted_20_Text">
      <style:paragraph-properties fo:text-align="start" style:justify-single-word="false"/>
      <style:text-properties style:font-name="Arial" officeooo:rsid="002ddac2" officeooo:paragraph-rsid="0064dc2e"/>
    </style:style>
    <style:style style:name="P36" style:family="paragraph" style:parent-style-name="Preformatted_20_Text">
      <style:paragraph-properties fo:text-align="start" style:justify-single-word="false"/>
      <style:text-properties style:font-name="Arial" officeooo:rsid="0033319b" officeooo:paragraph-rsid="0033319b"/>
    </style:style>
    <style:style style:name="P37" style:family="paragraph" style:parent-style-name="Preformatted_20_Text">
      <style:paragraph-properties fo:text-align="start" style:justify-single-word="false"/>
      <style:text-properties style:font-name="Arial" fo:font-weight="bold" officeooo:rsid="0012842e" officeooo:paragraph-rsid="0012842e" style:font-weight-asian="bold" style:font-weight-complex="bold"/>
    </style:style>
    <style:style style:name="P38" style:family="paragraph" style:parent-style-name="Preformatted_20_Text">
      <style:paragraph-properties fo:text-align="start" style:justify-single-word="false"/>
      <style:text-properties style:font-name="Arial" fo:font-weight="bold" officeooo:rsid="00435118" officeooo:paragraph-rsid="005ef8ac" style:font-weight-asian="bold" style:font-weight-complex="bold"/>
    </style:style>
    <style:style style:name="P39" style:family="paragraph" style:parent-style-name="Preformatted_20_Text">
      <style:paragraph-properties fo:text-align="start" style:justify-single-word="false"/>
      <style:text-properties style:font-name="Arial" officeooo:rsid="0023ec7e" officeooo:paragraph-rsid="0023ec7e"/>
    </style:style>
    <style:style style:name="P40" style:family="paragraph" style:parent-style-name="Preformatted_20_Text">
      <style:paragraph-properties fo:text-align="start" style:justify-single-word="false"/>
      <style:text-properties style:font-name="Arial" officeooo:rsid="0023ec7e" officeooo:paragraph-rsid="0051224a"/>
    </style:style>
    <style:style style:name="P41" style:family="paragraph" style:parent-style-name="Preformatted_20_Text">
      <style:paragraph-properties fo:text-align="start" style:justify-single-word="false"/>
      <style:text-properties style:font-name="Arial" officeooo:rsid="0023ec7e" officeooo:paragraph-rsid="0053a320"/>
    </style:style>
    <style:style style:name="P42" style:family="paragraph" style:parent-style-name="Preformatted_20_Text">
      <style:paragraph-properties fo:text-align="start" style:justify-single-word="false"/>
      <style:text-properties style:font-name="Arial" officeooo:rsid="0023ec7e" officeooo:paragraph-rsid="0064ce52"/>
    </style:style>
    <style:style style:name="P43" style:family="paragraph" style:parent-style-name="Preformatted_20_Text">
      <style:paragraph-properties fo:text-align="start" style:justify-single-word="false"/>
      <style:text-properties style:font-name="Arial" officeooo:rsid="0023ec7e" officeooo:paragraph-rsid="0072824c"/>
    </style:style>
    <style:style style:name="P44" style:family="paragraph" style:parent-style-name="Preformatted_20_Text">
      <style:paragraph-properties fo:text-align="start" style:justify-single-word="false"/>
      <style:text-properties style:font-name="Arial" officeooo:rsid="004578aa" officeooo:paragraph-rsid="004578aa"/>
    </style:style>
    <style:style style:name="P45" style:family="paragraph" style:parent-style-name="Preformatted_20_Text">
      <style:paragraph-properties fo:text-align="start" style:justify-single-word="false"/>
      <style:text-properties style:font-name="Arial" officeooo:rsid="0046d8c2" officeooo:paragraph-rsid="0046d8c2"/>
    </style:style>
    <style:style style:name="P46" style:family="paragraph" style:parent-style-name="Preformatted_20_Text">
      <style:paragraph-properties fo:text-align="start" style:justify-single-word="false"/>
      <style:text-properties style:font-name="Arial" officeooo:rsid="00186c57" officeooo:paragraph-rsid="00186c57"/>
    </style:style>
    <style:style style:name="P47" style:family="paragraph" style:parent-style-name="Preformatted_20_Text">
      <style:paragraph-properties fo:text-align="start" style:justify-single-word="false"/>
      <style:text-properties style:font-name="Arial" officeooo:rsid="004969a4" officeooo:paragraph-rsid="004578aa"/>
    </style:style>
    <style:style style:name="P48" style:family="paragraph" style:parent-style-name="Preformatted_20_Text">
      <style:paragraph-properties fo:text-align="start" style:justify-single-word="false"/>
      <style:text-properties style:font-name="Arial" officeooo:rsid="004969a4" officeooo:paragraph-rsid="004cc484"/>
    </style:style>
    <style:style style:name="P49" style:family="paragraph" style:parent-style-name="Preformatted_20_Text">
      <style:paragraph-properties fo:text-align="start" style:justify-single-word="false"/>
      <style:text-properties style:font-name="Arial" officeooo:rsid="00519268" officeooo:paragraph-rsid="00519268"/>
    </style:style>
    <style:style style:name="P50" style:family="paragraph" style:parent-style-name="Preformatted_20_Text">
      <style:paragraph-properties fo:text-align="start" style:justify-single-word="false"/>
      <style:text-properties style:font-name="Arial" officeooo:rsid="00519268" officeooo:paragraph-rsid="0053a320"/>
    </style:style>
    <style:style style:name="P51" style:family="paragraph" style:parent-style-name="Preformatted_20_Text">
      <style:paragraph-properties fo:text-align="start" style:justify-single-word="false"/>
      <style:text-properties style:font-name="Arial" officeooo:rsid="00519268" officeooo:paragraph-rsid="0053b641"/>
    </style:style>
    <style:style style:name="P52" style:family="paragraph" style:parent-style-name="Preformatted_20_Text">
      <style:paragraph-properties fo:text-align="start" style:justify-single-word="false"/>
      <style:text-properties style:font-name="Arial" officeooo:rsid="0051224a" officeooo:paragraph-rsid="0051224a"/>
    </style:style>
    <style:style style:name="P53" style:family="paragraph" style:parent-style-name="Preformatted_20_Text">
      <style:paragraph-properties fo:text-align="start" style:justify-single-word="false"/>
      <style:text-properties style:font-name="Arial" officeooo:rsid="0053a320" officeooo:paragraph-rsid="0053a320"/>
    </style:style>
    <style:style style:name="P54" style:family="paragraph" style:parent-style-name="Preformatted_20_Text">
      <style:paragraph-properties fo:text-align="start" style:justify-single-word="false"/>
      <style:text-properties style:font-name="Arial" officeooo:rsid="0053a320" officeooo:paragraph-rsid="005f3d6a"/>
    </style:style>
    <style:style style:name="P55" style:family="paragraph" style:parent-style-name="Preformatted_20_Text">
      <style:paragraph-properties fo:text-align="start" style:justify-single-word="false"/>
      <style:text-properties style:font-name="Arial" officeooo:rsid="0053a320" officeooo:paragraph-rsid="0064ce52"/>
    </style:style>
    <style:style style:name="P56" style:family="paragraph" style:parent-style-name="Preformatted_20_Text">
      <style:paragraph-properties fo:text-align="start" style:justify-single-word="false"/>
      <style:text-properties style:font-name="Arial" officeooo:rsid="0056d71d" officeooo:paragraph-rsid="0056d71d"/>
    </style:style>
    <style:style style:name="P57" style:family="paragraph" style:parent-style-name="Preformatted_20_Text">
      <style:paragraph-properties fo:text-align="start" style:justify-single-word="false"/>
      <style:text-properties style:font-name="Arial" officeooo:rsid="0058ab17" officeooo:paragraph-rsid="0058ab17"/>
    </style:style>
    <style:style style:name="P58" style:family="paragraph" style:parent-style-name="Preformatted_20_Text">
      <style:paragraph-properties fo:text-align="start" style:justify-single-word="false"/>
      <style:text-properties style:font-name="Arial" officeooo:rsid="00599b7d" officeooo:paragraph-rsid="00599b7d"/>
    </style:style>
    <style:style style:name="P59" style:family="paragraph" style:parent-style-name="Preformatted_20_Text">
      <style:paragraph-properties fo:text-align="start" style:justify-single-word="false"/>
      <style:text-properties style:font-name="Arial" officeooo:rsid="0053b641" officeooo:paragraph-rsid="0053b641"/>
    </style:style>
    <style:style style:name="P60" style:family="paragraph" style:parent-style-name="Preformatted_20_Text">
      <style:paragraph-properties fo:text-align="start" style:justify-single-word="false"/>
      <style:text-properties style:font-name="Arial" officeooo:rsid="0053b641" officeooo:paragraph-rsid="00554d33"/>
    </style:style>
    <style:style style:name="P61" style:family="paragraph" style:parent-style-name="Preformatted_20_Text">
      <style:paragraph-properties fo:text-align="start" style:justify-single-word="false"/>
      <style:text-properties style:font-name="Arial" officeooo:rsid="005db800" officeooo:paragraph-rsid="005db800"/>
    </style:style>
    <style:style style:name="P62" style:family="paragraph" style:parent-style-name="Preformatted_20_Text">
      <style:paragraph-properties fo:text-align="start" style:justify-single-word="false"/>
      <style:text-properties style:font-name="Arial" officeooo:rsid="005ef8ac" officeooo:paragraph-rsid="005ef8ac"/>
    </style:style>
    <style:style style:name="P63" style:family="paragraph" style:parent-style-name="Preformatted_20_Text">
      <style:paragraph-properties fo:text-align="start" style:justify-single-word="false"/>
      <style:text-properties style:font-name="Arial" officeooo:rsid="005bd70e" officeooo:paragraph-rsid="0012842e"/>
    </style:style>
    <style:style style:name="P64" style:family="paragraph" style:parent-style-name="Preformatted_20_Text">
      <style:paragraph-properties fo:text-align="start" style:justify-single-word="false"/>
      <style:text-properties style:font-name="Arial" officeooo:rsid="005f3d6a" officeooo:paragraph-rsid="005f3d6a"/>
    </style:style>
    <style:style style:name="P65" style:family="paragraph" style:parent-style-name="Preformatted_20_Text">
      <style:paragraph-properties fo:text-align="start" style:justify-single-word="false"/>
      <style:text-properties style:font-name="Arial" officeooo:rsid="0064ce52" officeooo:paragraph-rsid="0064ce52"/>
    </style:style>
    <style:style style:name="P66" style:family="paragraph" style:parent-style-name="Preformatted_20_Text">
      <style:paragraph-properties fo:text-align="start" style:justify-single-word="false"/>
      <style:text-properties style:font-name="Arial" officeooo:rsid="00504fcc" officeooo:paragraph-rsid="00504fcc"/>
    </style:style>
    <style:style style:name="P67" style:family="paragraph" style:parent-style-name="Preformatted_20_Text">
      <style:paragraph-properties fo:text-align="start" style:justify-single-word="false"/>
      <style:text-properties style:font-name="Arial" officeooo:rsid="0065e44f" officeooo:paragraph-rsid="0065e44f"/>
    </style:style>
    <style:style style:name="P68" style:family="paragraph" style:parent-style-name="Preformatted_20_Text">
      <style:paragraph-properties fo:text-align="start" style:justify-single-word="false"/>
      <style:text-properties style:font-name="Arial" officeooo:rsid="0065e44f" officeooo:paragraph-rsid="006757be"/>
    </style:style>
    <style:style style:name="P69" style:family="paragraph" style:parent-style-name="Preformatted_20_Text">
      <style:paragraph-properties fo:text-align="start" style:justify-single-word="false"/>
      <style:text-properties style:font-name="Arial" officeooo:rsid="0068f241" officeooo:paragraph-rsid="0068f241"/>
    </style:style>
    <style:style style:name="P70" style:family="paragraph" style:parent-style-name="Preformatted_20_Text">
      <style:paragraph-properties fo:text-align="start" style:justify-single-word="false"/>
      <style:text-properties style:font-name="Arial" officeooo:rsid="006b5eba" officeooo:paragraph-rsid="006b5eba"/>
    </style:style>
    <style:style style:name="P71" style:family="paragraph" style:parent-style-name="Preformatted_20_Text">
      <style:paragraph-properties fo:text-align="start" style:justify-single-word="false"/>
      <style:text-properties style:font-name="Arial" fo:font-size="9.5pt" officeooo:rsid="00279469" officeooo:paragraph-rsid="00279469" style:font-size-asian="9.5pt" style:font-size-complex="9.5pt"/>
    </style:style>
    <style:style style:name="P72" style:family="paragraph" style:parent-style-name="Preformatted_20_Text">
      <style:paragraph-properties fo:text-align="start" style:justify-single-word="false"/>
      <style:text-properties style:font-name="Arial" officeooo:rsid="00723503" officeooo:paragraph-rsid="00723503"/>
    </style:style>
    <style:style style:name="P73" style:family="paragraph" style:parent-style-name="Preformatted_20_Text">
      <style:paragraph-properties fo:text-align="start" style:justify-single-word="false"/>
      <style:text-properties style:font-name="Arial" officeooo:rsid="0072824c" officeooo:paragraph-rsid="0072824c"/>
    </style:style>
    <style:style style:name="P74" style:family="paragraph" style:parent-style-name="Preformatted_20_Text">
      <style:paragraph-properties fo:text-align="start" style:justify-single-word="false"/>
      <style:text-properties style:font-name="FreeMono" fo:font-style="normal" fo:font-weight="normal" officeooo:rsid="0015e256" officeooo:paragraph-rsid="0015e256" style:font-style-asian="normal" style:font-weight-asian="normal" style:font-style-complex="normal" style:font-weight-complex="normal"/>
    </style:style>
    <style:style style:name="P75" style:family="paragraph" style:parent-style-name="Preformatted_20_Text">
      <style:paragraph-properties fo:text-align="start" style:justify-single-word="false"/>
      <style:text-properties style:font-name="FreeMono" officeooo:rsid="0015e256" officeooo:paragraph-rsid="0015e256"/>
    </style:style>
    <style:style style:name="P76" style:family="paragraph" style:parent-style-name="Preformatted_20_Text">
      <style:paragraph-properties fo:text-align="start" style:justify-single-word="false"/>
      <style:text-properties style:font-name="FreeMono" officeooo:rsid="0012842e" officeooo:paragraph-rsid="002b00a5"/>
    </style:style>
    <style:style style:name="P77" style:family="paragraph" style:parent-style-name="Preformatted_20_Text">
      <style:paragraph-properties fo:text-align="start" style:justify-single-word="false"/>
      <style:text-properties style:font-name="FreeMono" officeooo:rsid="002b00a5" officeooo:paragraph-rsid="002b00a5"/>
    </style:style>
    <style:style style:name="P78" style:family="paragraph" style:parent-style-name="Preformatted_20_Text">
      <style:paragraph-properties fo:text-align="start" style:justify-single-word="false"/>
      <style:text-properties style:font-name="FreeMono" officeooo:rsid="002b00a5" officeooo:paragraph-rsid="002cf40a"/>
    </style:style>
    <style:style style:name="P79" style:family="paragraph" style:parent-style-name="Preformatted_20_Text">
      <style:paragraph-properties fo:text-align="start" style:justify-single-word="false"/>
      <style:text-properties style:font-name="FreeMono" officeooo:rsid="002b00a5" officeooo:paragraph-rsid="005db800"/>
    </style:style>
    <style:style style:name="P80" style:family="paragraph" style:parent-style-name="Preformatted_20_Text">
      <style:paragraph-properties fo:text-align="start" style:justify-single-word="false"/>
      <style:text-properties style:font-name="FreeMono" officeooo:rsid="002cf40a" officeooo:paragraph-rsid="002cf40a"/>
    </style:style>
    <style:style style:name="P81" style:family="paragraph" style:parent-style-name="Preformatted_20_Text">
      <style:paragraph-properties fo:text-align="start" style:justify-single-word="false"/>
      <style:text-properties style:font-name="FreeMono" fo:font-size="9.5pt" officeooo:rsid="00279469" officeooo:paragraph-rsid="00279469" style:font-size-asian="9.5pt" style:font-size-complex="9.5pt"/>
    </style:style>
    <style:style style:name="P82" style:family="paragraph" style:parent-style-name="Preformatted_20_Text">
      <style:paragraph-properties fo:text-align="start" style:justify-single-word="false"/>
      <style:text-properties style:font-name="FreeMono" fo:font-size="9.5pt" officeooo:rsid="006d93b4" officeooo:paragraph-rsid="006d93b4" style:font-size-asian="9.5pt" style:font-size-complex="9.5pt"/>
    </style:style>
    <style:style style:name="P83" style:family="paragraph" style:parent-style-name="Preformatted_20_Text">
      <style:text-properties officeooo:paragraph-rsid="0068f241"/>
    </style:style>
    <style:style style:name="P84" style:family="paragraph" style:parent-style-name="Preformatted_20_Text">
      <style:paragraph-properties fo:text-align="start" style:justify-single-word="false"/>
      <style:text-properties officeooo:paragraph-rsid="006b4e3a"/>
    </style:style>
    <style:style style:name="P85" style:family="paragraph" style:parent-style-name="Preformatted_20_Text">
      <style:paragraph-properties fo:text-align="start" style:justify-single-word="false"/>
      <style:text-properties style:font-name="monospace" officeooo:rsid="00279469" officeooo:paragraph-rsid="006d93b4"/>
    </style:style>
    <style:style style:name="P86" style:family="paragraph" style:parent-style-name="Preformatted_20_Text">
      <style:paragraph-properties fo:text-align="start" style:justify-single-word="false"/>
      <style:text-properties style:font-name="monospace" fo:font-size="9.5pt" officeooo:rsid="00279469" officeooo:paragraph-rsid="006d93b4" style:font-size-asian="9.5pt" style:font-size-complex="9.5pt"/>
    </style:style>
    <style:style style:name="P87" style:family="paragraph" style:parent-style-name="Preformatted_20_Text">
      <style:text-properties officeooo:paragraph-rsid="007316fa"/>
    </style:style>
    <style:style style:name="P88" style:family="paragraph" style:parent-style-name="Preformatted_20_Text">
      <style:paragraph-properties fo:margin-left="0in" fo:margin-right="0in" fo:text-align="start" style:justify-single-word="false" fo:text-indent="0in" style:auto-text-indent="false"/>
      <style:text-properties style:font-name="Arial" officeooo:rsid="0012842e" officeooo:paragraph-rsid="0012842e"/>
    </style:style>
    <style:style style:name="P89" style:family="paragraph" style:parent-style-name="Preformatted_20_Text">
      <style:paragraph-properties fo:margin-left="0in" fo:margin-right="0in" fo:text-align="start" style:justify-single-word="false" fo:text-indent="0in" style:auto-text-indent="false"/>
      <style:text-properties style:font-name="Arial" officeooo:rsid="00147619" officeooo:paragraph-rsid="00147619"/>
    </style:style>
    <style:style style:name="P90" style:family="paragraph" style:parent-style-name="Preformatted_20_Text">
      <style:paragraph-properties fo:margin-left="0in" fo:margin-right="0in" fo:text-align="start" style:justify-single-word="false" fo:text-indent="0in" style:auto-text-indent="false"/>
      <style:text-properties style:font-name="Arial" officeooo:rsid="001d42f7" officeooo:paragraph-rsid="0012842e"/>
    </style:style>
    <style:style style:name="P91" style:family="paragraph" style:parent-style-name="Preformatted_20_Text">
      <style:paragraph-properties fo:margin-left="0in" fo:margin-right="0in" fo:text-align="start" style:justify-single-word="false" fo:text-indent="0in" style:auto-text-indent="false"/>
      <style:text-properties style:font-name="Arial" officeooo:rsid="001ec603" officeooo:paragraph-rsid="001edf01"/>
    </style:style>
    <style:style style:name="P92" style:family="paragraph" style:parent-style-name="Preformatted_20_Text">
      <style:paragraph-properties fo:margin-left="0in" fo:margin-right="0in" fo:text-align="start" style:justify-single-word="false" fo:text-indent="0in" style:auto-text-indent="false"/>
      <style:text-properties style:font-name="Arial" fo:font-weight="bold" officeooo:rsid="00147619" officeooo:paragraph-rsid="00147619" style:font-weight-asian="bold" style:font-weight-complex="bold"/>
    </style:style>
    <style:style style:name="P93" style:family="paragraph" style:parent-style-name="Preformatted_20_Text">
      <style:paragraph-properties fo:margin-left="0in" fo:margin-right="0in" fo:text-align="start" style:justify-single-word="false" fo:text-indent="0in" style:auto-text-indent="false"/>
      <style:text-properties style:font-name="Arial" officeooo:rsid="006b5eba" officeooo:paragraph-rsid="006b5eba"/>
    </style:style>
    <style:style style:name="P94" style:family="paragraph" style:parent-style-name="Preformatted_20_Text">
      <style:paragraph-properties fo:margin-left="0in" fo:margin-right="0in" fo:text-align="start" style:justify-single-word="false" fo:text-indent="0in" style:auto-text-indent="false"/>
      <style:text-properties style:font-name="Arial" officeooo:rsid="006c3988" officeooo:paragraph-rsid="006c3988"/>
    </style:style>
    <style:style style:name="P95" style:family="paragraph" style:parent-style-name="Preformatted_20_Text">
      <style:paragraph-properties fo:margin-left="0in" fo:margin-right="0in" fo:text-align="start" style:justify-single-word="false" fo:text-indent="0in" style:auto-text-indent="false"/>
      <style:text-properties style:font-name="Arial" officeooo:rsid="0023ec7e" officeooo:paragraph-rsid="006b5eba"/>
    </style:style>
    <style:style style:name="P96" style:family="paragraph" style:parent-style-name="Preformatted_20_Text">
      <style:paragraph-properties fo:margin-left="0.4925in" fo:margin-right="0in" fo:text-align="start" style:justify-single-word="false" fo:text-indent="0in" style:auto-text-indent="false"/>
      <style:text-properties style:font-name="Arial" officeooo:rsid="001ec603" officeooo:paragraph-rsid="001edf01"/>
    </style:style>
    <style:style style:name="P97" style:family="paragraph" style:parent-style-name="Preformatted_20_Text">
      <style:paragraph-properties fo:margin-left="0.4925in" fo:margin-right="0in" fo:text-align="start" style:justify-single-word="false" fo:text-indent="0in" style:auto-text-indent="false"/>
      <style:text-properties style:font-name="Arial" officeooo:rsid="0012842e" officeooo:paragraph-rsid="001edf01"/>
    </style:style>
    <style:style style:name="P98" style:family="paragraph" style:parent-style-name="Preformatted_20_Text">
      <style:paragraph-properties fo:margin-left="0.4925in" fo:margin-right="0in" fo:text-align="start" style:justify-single-word="false" fo:text-indent="0in" style:auto-text-indent="false"/>
      <style:text-properties style:font-name="Arial" officeooo:rsid="0012842e" officeooo:paragraph-rsid="0012842e"/>
    </style:style>
    <style:style style:name="P99" style:family="paragraph" style:parent-style-name="Preformatted_20_Text">
      <style:paragraph-properties fo:margin-left="0.4925in" fo:margin-right="0in" fo:text-align="start" style:justify-single-word="false" fo:text-indent="0in" style:auto-text-indent="false"/>
      <style:text-properties style:font-name="Arial" officeooo:rsid="0033319b" officeooo:paragraph-rsid="0033319b"/>
    </style:style>
    <style:style style:name="P100" style:family="paragraph" style:parent-style-name="Preformatted_20_Text">
      <style:paragraph-properties fo:margin-left="0.4925in" fo:margin-right="0in" fo:text-align="start" style:justify-single-word="false" fo:text-indent="0in" style:auto-text-indent="false"/>
      <style:text-properties style:font-name="Arial" officeooo:rsid="0033319b" officeooo:paragraph-rsid="00613a30"/>
    </style:style>
    <style:style style:name="P101" style:family="paragraph" style:parent-style-name="Preformatted_20_Text">
      <style:paragraph-properties fo:margin-left="0.4925in" fo:margin-right="0in" fo:text-align="start" style:justify-single-word="false" fo:text-indent="0in" style:auto-text-indent="false"/>
      <style:text-properties style:font-name="Arial" officeooo:rsid="00361cb8" officeooo:paragraph-rsid="00361cb8"/>
    </style:style>
    <style:style style:name="P102" style:family="paragraph" style:parent-style-name="Preformatted_20_Text">
      <style:paragraph-properties fo:margin-left="0.4925in" fo:margin-right="0in" fo:text-align="start" style:justify-single-word="false" fo:text-indent="0in" style:auto-text-indent="false"/>
      <style:text-properties style:font-name="Arial" officeooo:rsid="00361cb8" officeooo:paragraph-rsid="0033319b"/>
    </style:style>
    <style:style style:name="P103" style:family="paragraph" style:parent-style-name="Preformatted_20_Text">
      <style:paragraph-properties fo:margin-left="0.4925in" fo:margin-right="0in" fo:text-align="start" style:justify-single-word="false" fo:text-indent="0in" style:auto-text-indent="false"/>
      <style:text-properties style:font-name="Arial" fo:font-weight="bold" officeooo:rsid="0012842e" officeooo:paragraph-rsid="001edf01" style:font-weight-asian="bold" style:font-weight-complex="bold"/>
    </style:style>
    <style:style style:name="P104" style:family="paragraph" style:parent-style-name="Preformatted_20_Text">
      <style:paragraph-properties fo:margin-left="0.4925in" fo:margin-right="0in" fo:text-align="start" style:justify-single-word="false" fo:text-indent="0in" style:auto-text-indent="false"/>
      <style:text-properties style:font-name="Arial" fo:font-weight="bold" officeooo:rsid="0033319b" officeooo:paragraph-rsid="0033319b" style:font-weight-asian="bold" style:font-weight-complex="bold"/>
    </style:style>
    <style:style style:name="P105" style:family="paragraph" style:parent-style-name="Preformatted_20_Text">
      <style:paragraph-properties fo:margin-left="0.4925in" fo:margin-right="0in" fo:text-align="start" style:justify-single-word="false" fo:text-indent="0in" style:auto-text-indent="false"/>
      <style:text-properties style:font-name="Arial" officeooo:rsid="004969a4" officeooo:paragraph-rsid="004cc484"/>
    </style:style>
    <style:style style:name="P106" style:family="paragraph" style:parent-style-name="Preformatted_20_Text">
      <style:paragraph-properties fo:margin-left="0.4925in" fo:margin-right="0in" fo:text-align="start" style:justify-single-word="false" fo:text-indent="0in" style:auto-text-indent="false"/>
      <style:text-properties style:font-name="Arial" officeooo:rsid="004cf531" officeooo:paragraph-rsid="004cf531"/>
    </style:style>
    <style:style style:name="P107" style:family="paragraph" style:parent-style-name="Preformatted_20_Text">
      <style:paragraph-properties fo:margin-left="0.4925in" fo:margin-right="0in" fo:text-align="start" style:justify-single-word="false" fo:text-indent="0in" style:auto-text-indent="false"/>
      <style:text-properties style:font-name="Arial" officeooo:rsid="004b1925" officeooo:paragraph-rsid="004cc484"/>
    </style:style>
    <style:style style:name="P108" style:family="paragraph" style:parent-style-name="Preformatted_20_Text">
      <style:paragraph-properties fo:margin-left="0.4925in" fo:margin-right="0in" fo:text-align="start" style:justify-single-word="false" fo:text-indent="0in" style:auto-text-indent="false"/>
      <style:text-properties style:font-name="Arial" officeooo:rsid="004e7639" officeooo:paragraph-rsid="004e7639"/>
    </style:style>
    <style:style style:name="P109" style:family="paragraph" style:parent-style-name="Preformatted_20_Text">
      <style:paragraph-properties fo:margin-left="0.4925in" fo:margin-right="0in" fo:text-align="start" style:justify-single-word="false" fo:text-indent="0in" style:auto-text-indent="false"/>
      <style:text-properties style:font-name="Arial" officeooo:rsid="0035515c" officeooo:paragraph-rsid="0033319b"/>
    </style:style>
    <style:style style:name="P110" style:family="paragraph" style:parent-style-name="Preformatted_20_Text">
      <style:paragraph-properties fo:margin-left="0.4925in" fo:margin-right="0in" fo:text-align="start" style:justify-single-word="false" fo:text-indent="0in" style:auto-text-indent="false"/>
      <style:text-properties style:font-name="Arial" officeooo:rsid="0035515c" officeooo:paragraph-rsid="00613a30"/>
    </style:style>
    <style:style style:name="P111" style:family="paragraph" style:parent-style-name="Preformatted_20_Text">
      <style:paragraph-properties fo:margin-left="0.4925in" fo:margin-right="0in" fo:text-align="start" style:justify-single-word="false" fo:text-indent="0in" style:auto-text-indent="false"/>
      <style:text-properties style:font-name="Arial" officeooo:rsid="00613a30" officeooo:paragraph-rsid="00613a30"/>
    </style:style>
    <style:style style:name="P112" style:family="paragraph" style:parent-style-name="Preformatted_20_Text">
      <style:paragraph-properties fo:margin-left="0.4925in" fo:margin-right="0in" fo:text-align="start" style:justify-single-word="false" fo:text-indent="0in" style:auto-text-indent="false"/>
      <style:text-properties style:font-name="Arial" officeooo:rsid="006b5eba" officeooo:paragraph-rsid="006b5eba"/>
    </style:style>
    <style:style style:name="P113" style:family="paragraph" style:parent-style-name="Preformatted_20_Text">
      <style:paragraph-properties fo:margin-left="0.4925in" fo:margin-right="0in" fo:text-align="start" style:justify-single-word="false" fo:text-indent="0in" style:auto-text-indent="false"/>
      <style:text-properties style:font-name="Arial" officeooo:rsid="006c3988" officeooo:paragraph-rsid="006c3988"/>
    </style:style>
    <style:style style:name="P114" style:family="paragraph" style:parent-style-name="Preformatted_20_Text">
      <style:paragraph-properties fo:margin-left="0.4925in" fo:margin-right="0in" fo:text-align="start" style:justify-single-word="false" fo:text-indent="0in" style:auto-text-indent="false"/>
      <style:text-properties officeooo:paragraph-rsid="001edf01"/>
    </style:style>
    <style:style style:name="P115" style:family="paragraph" style:parent-style-name="Preformatted_20_Text">
      <style:paragraph-properties fo:margin-left="0.4925in" fo:margin-right="0in" fo:text-align="start" style:justify-single-word="false" fo:text-indent="0in" style:auto-text-indent="false"/>
      <style:text-properties style:font-name="FreeMono" officeooo:rsid="00361cb8" officeooo:paragraph-rsid="00361cb8"/>
    </style:style>
    <style:style style:name="P116" style:family="paragraph" style:parent-style-name="Preformatted_20_Text">
      <style:paragraph-properties fo:margin-left="0.4925in" fo:margin-right="0in" fo:text-align="start" style:justify-single-word="false" fo:text-indent="0in" style:auto-text-indent="false" fo:break-before="page"/>
      <style:text-properties style:font-name="Arial" officeooo:rsid="0023ec7e" officeooo:paragraph-rsid="006c3988"/>
    </style:style>
    <style:style style:name="P117" style:family="paragraph" style:parent-style-name="Preformatted_20_Text">
      <style:paragraph-properties fo:text-align="center" style:justify-single-word="false" fo:break-before="page"/>
      <style:text-properties style:font-name="Arial" fo:font-size="12pt" fo:font-weight="bold" officeooo:rsid="0012842e" officeooo:paragraph-rsid="0012842e" style:font-size-asian="12pt" style:font-weight-asian="bold" style:font-size-complex="12pt" style:font-weight-complex="bold"/>
    </style:style>
    <style:style style:name="P118" style:family="paragraph" style:parent-style-name="Preformatted_20_Text">
      <style:paragraph-properties fo:text-align="center" style:justify-single-word="false" fo:break-before="page"/>
      <style:text-properties style:font-name="Arial" fo:font-size="12pt" fo:font-weight="bold" officeooo:rsid="0019e372" officeooo:paragraph-rsid="0019e372" style:font-size-asian="12pt" style:font-weight-asian="bold" style:font-size-complex="12pt" style:font-weight-complex="bold"/>
    </style:style>
    <style:style style:name="P119" style:family="paragraph" style:parent-style-name="Preformatted_20_Text">
      <style:paragraph-properties fo:text-align="center" style:justify-single-word="false" fo:break-before="page"/>
      <style:text-properties style:font-name="Arial" fo:font-size="12pt" fo:text-shadow="none" fo:font-weight="bold" officeooo:rsid="0015e256" officeooo:paragraph-rsid="0015e256" style:font-size-asian="12pt" style:font-weight-asian="bold" style:font-size-complex="12pt" style:font-weight-complex="bold"/>
    </style:style>
    <style:style style:name="P120" style:family="paragraph" style:parent-style-name="Preformatted_20_Text">
      <style:paragraph-properties fo:text-align="start" style:justify-single-word="false" fo:break-before="page"/>
      <style:text-properties style:font-name="Arial" officeooo:rsid="0012842e" officeooo:paragraph-rsid="002cf40a"/>
    </style:style>
    <style:style style:name="P121" style:family="paragraph" style:parent-style-name="Preformatted_20_Text">
      <style:text-properties fo:color="#000000" style:font-name="Arial" officeooo:rsid="007316fa" officeooo:paragraph-rsid="007316fa" fo:background-color="#ffffff"/>
    </style:style>
    <style:style style:name="T1" style:family="text">
      <style:text-properties officeooo:rsid="0072824c"/>
    </style:style>
    <style:style style:name="T2" style:family="text">
      <style:text-properties officeooo:rsid="0068f241"/>
    </style:style>
    <style:style style:name="T3" style:family="text">
      <style:text-properties officeooo:rsid="006c3988"/>
    </style:style>
    <style:style style:name="T4" style:family="text">
      <style:text-properties officeooo:rsid="0062df17"/>
    </style:style>
    <style:style style:name="T5" style:family="text">
      <style:text-properties officeooo:rsid="0053b641"/>
    </style:style>
    <style:style style:name="T6" style:family="text">
      <style:text-properties officeooo:rsid="00504fcc"/>
    </style:style>
    <style:style style:name="T7" style:family="text">
      <style:text-properties officeooo:rsid="0051224a"/>
    </style:style>
    <style:style style:name="T8" style:family="text">
      <style:text-properties officeooo:rsid="004578aa"/>
    </style:style>
    <style:style style:name="T9" style:family="text">
      <style:text-properties officeooo:rsid="004cc484"/>
    </style:style>
    <style:style style:name="T10" style:family="text">
      <style:text-properties officeooo:rsid="00372525"/>
    </style:style>
    <style:style style:name="T11" style:family="text">
      <style:text-properties officeooo:rsid="00129236"/>
    </style:style>
    <style:style style:name="T12" style:family="text">
      <style:text-properties officeooo:rsid="00147619"/>
    </style:style>
    <style:style style:name="T13" style:family="text">
      <style:text-properties officeooo:rsid="0016e83d"/>
    </style:style>
    <style:style style:name="T14" style:family="text">
      <style:text-properties officeooo:rsid="0012842e"/>
    </style:style>
    <style:style style:name="T15" style:family="text">
      <style:text-properties officeooo:rsid="0017bf95"/>
    </style:style>
    <style:style style:name="T16" style:family="text">
      <style:text-properties officeooo:rsid="0019e372"/>
    </style:style>
    <style:style style:name="T17" style:family="text">
      <style:text-properties style:font-name="Arial"/>
    </style:style>
    <style:style style:name="T18" style:family="text">
      <style:text-properties style:font-name="Arial" officeooo:rsid="0012842e"/>
    </style:style>
    <style:style style:name="T19" style:family="text">
      <style:text-properties style:font-name="Arial" officeooo:rsid="001ec603"/>
    </style:style>
    <style:style style:name="T20" style:family="text">
      <style:text-properties style:font-name="Arial" officeooo:rsid="00279469"/>
    </style:style>
    <style:style style:name="T21" style:family="text">
      <style:text-properties style:font-name="Arial" officeooo:rsid="003b9e67"/>
    </style:style>
    <style:style style:name="T22" style:family="text">
      <style:text-properties style:font-name="Arial" officeooo:rsid="0058ab17"/>
    </style:style>
    <style:style style:name="T23" style:family="text">
      <style:text-properties style:font-name="Arial" officeooo:rsid="0068f241"/>
    </style:style>
    <style:style style:name="T24" style:family="text">
      <style:text-properties style:font-name="Arial" officeooo:rsid="0069c2ed"/>
    </style:style>
    <style:style style:name="T25" style:family="text">
      <style:text-properties officeooo:rsid="001b6897"/>
    </style:style>
    <style:style style:name="T26" style:family="text">
      <style:text-properties officeooo:rsid="001ced41"/>
    </style:style>
    <style:style style:name="T27" style:family="text">
      <style:text-properties officeooo:rsid="001d42f7"/>
    </style:style>
    <style:style style:name="T28" style:family="text">
      <style:text-properties officeooo:rsid="001ec603"/>
    </style:style>
    <style:style style:name="T29" style:family="text">
      <style:text-properties officeooo:rsid="001edf01"/>
    </style:style>
    <style:style style:name="T30" style:family="text">
      <style:text-properties officeooo:rsid="00223e56"/>
    </style:style>
    <style:style style:name="T31" style:family="text">
      <style:text-properties officeooo:rsid="0024f0e2"/>
    </style:style>
    <style:style style:name="T32" style:family="text">
      <style:text-properties officeooo:rsid="0026df3b"/>
    </style:style>
    <style:style style:name="T33" style:family="text">
      <style:text-properties officeooo:rsid="00279469"/>
    </style:style>
    <style:style style:name="T34" style:family="text">
      <style:text-properties fo:color="#000000" style:font-name="FreeMono" fo:background-color="#ffffff" loext:char-shading-value="0"/>
    </style:style>
    <style:style style:name="T35" style:family="text">
      <style:text-properties fo:color="#000000" style:font-name="Arial" fo:background-color="#ffffff" loext:char-shading-value="0"/>
    </style:style>
    <style:style style:name="T36" style:family="text">
      <style:text-properties fo:color="#000000" style:font-name="Arial" officeooo:rsid="0069c85b" fo:background-color="#ffffff" loext:char-shading-value="0"/>
    </style:style>
    <style:style style:name="T37" style:family="text">
      <style:text-properties fo:color="#000000" style:font-name="Arial" officeooo:rsid="007316fa" fo:background-color="#ffffff" loext:char-shading-value="0"/>
    </style:style>
    <style:style style:name="T38" style:family="text">
      <style:text-properties fo:color="#000000" style:font-name="Arial" fo:language="en" fo:country="US" officeooo:rsid="0069c85b" fo:background-color="#ffffff" loext:char-shading-value="0"/>
    </style:style>
    <style:style style:name="T39" style:family="text">
      <style:text-properties fo:color="#000000" style:font-name="Arial" fo:language="en" fo:country="US" officeooo:rsid="006b4e3a" fo:background-color="#ffffff" loext:char-shading-value="0"/>
    </style:style>
    <style:style style:name="T40" style:family="text">
      <style:text-properties officeooo:rsid="00293d42"/>
    </style:style>
    <style:style style:name="T41" style:family="text">
      <style:text-properties officeooo:rsid="002b00a5"/>
    </style:style>
    <style:style style:name="T42" style:family="text">
      <style:text-properties style:font-name="FreeMono"/>
    </style:style>
    <style:style style:name="T43" style:family="text">
      <style:text-properties style:font-name="FreeMono" officeooo:rsid="004724d4"/>
    </style:style>
    <style:style style:name="T44" style:family="text">
      <style:text-properties style:font-name="FreeMono" officeooo:rsid="0065e44f"/>
    </style:style>
    <style:style style:name="T45" style:family="text">
      <style:text-properties style:font-name="FreeMono" officeooo:rsid="006d93b4"/>
    </style:style>
    <style:style style:name="T46" style:family="text">
      <style:text-properties style:font-name="FreeMono" fo:font-size="9.5pt" style:font-size-asian="9.5pt" style:font-size-complex="9.5pt"/>
    </style:style>
    <style:style style:name="T47" style:family="text">
      <style:text-properties style:font-name="FreeMono" fo:font-size="9.5pt" officeooo:rsid="006d93b4" style:font-size-asian="9.5pt" style:font-size-complex="9.5pt"/>
    </style:style>
    <style:style style:name="T48" style:family="text">
      <style:text-properties officeooo:rsid="002cf40a"/>
    </style:style>
    <style:style style:name="T49" style:family="text">
      <style:text-properties officeooo:rsid="00319460"/>
    </style:style>
    <style:style style:name="T50" style:family="text">
      <style:text-properties officeooo:rsid="0033319b"/>
    </style:style>
    <style:style style:name="T51" style:family="text">
      <style:text-properties officeooo:rsid="0034ba31"/>
    </style:style>
    <style:style style:name="T52" style:family="text">
      <style:text-properties officeooo:rsid="0035515c"/>
    </style:style>
    <style:style style:name="T53" style:family="text">
      <style:text-properties fo:font-weight="bold" style:font-weight-asian="bold" style:font-weight-complex="bold"/>
    </style:style>
    <style:style style:name="T54" style:family="text">
      <style:text-properties fo:font-weight="bold" officeooo:rsid="00435118" style:font-weight-asian="bold" style:font-weight-complex="bold"/>
    </style:style>
    <style:style style:name="T55" style:family="text">
      <style:text-properties fo:font-weight="bold" officeooo:rsid="0033319b" style:font-weight-asian="bold" style:font-weight-complex="bold"/>
    </style:style>
    <style:style style:name="T56" style:family="text">
      <style:text-properties fo:font-weight="bold" officeooo:rsid="005ef8ac" style:font-weight-asian="bold" style:font-weight-complex="bold"/>
    </style:style>
    <style:style style:name="T57" style:family="text">
      <style:text-properties fo:font-weight="bold" officeooo:rsid="005f3d6a" style:font-weight-asian="bold" style:font-weight-complex="bold"/>
    </style:style>
    <style:style style:name="T58" style:family="text">
      <style:text-properties fo:font-weight="bold" officeooo:rsid="0062df17" style:font-weight-asian="bold" style:font-weight-complex="bold"/>
    </style:style>
    <style:style style:name="T59" style:family="text">
      <style:text-properties officeooo:rsid="0038cf2e"/>
    </style:style>
    <style:style style:name="T60" style:family="text">
      <style:text-properties officeooo:rsid="003b9e67"/>
    </style:style>
    <style:style style:name="T61" style:family="text">
      <style:text-properties officeooo:rsid="003ca0fd"/>
    </style:style>
    <style:style style:name="T62" style:family="text">
      <style:text-properties officeooo:rsid="003f08ee"/>
    </style:style>
    <style:style style:name="T63" style:family="text">
      <style:text-properties officeooo:rsid="004086f2"/>
    </style:style>
    <style:style style:name="T64" style:family="text">
      <style:text-properties officeooo:rsid="00435118"/>
    </style:style>
    <style:style style:name="T65" style:family="text">
      <style:text-properties officeooo:rsid="004724d4"/>
    </style:style>
    <style:style style:name="T66" style:family="text">
      <style:text-properties officeooo:rsid="004969a4"/>
    </style:style>
    <style:style style:name="T67" style:family="text">
      <style:text-properties officeooo:rsid="004b1925"/>
    </style:style>
    <style:style style:name="T68" style:family="text">
      <style:text-properties officeooo:rsid="004e7639"/>
    </style:style>
    <style:style style:name="T69" style:family="text">
      <style:text-properties officeooo:rsid="00503025"/>
    </style:style>
    <style:style style:name="T70" style:family="text">
      <style:text-properties officeooo:rsid="00519268"/>
    </style:style>
    <style:style style:name="T71" style:family="text">
      <style:text-properties officeooo:rsid="0053a320"/>
    </style:style>
    <style:style style:name="T72" style:family="text">
      <style:text-properties officeooo:rsid="005bd70e"/>
    </style:style>
    <style:style style:name="T73" style:family="text">
      <style:text-properties officeooo:rsid="005db800"/>
    </style:style>
    <style:style style:name="T74" style:family="text">
      <style:text-properties officeooo:rsid="005ef8ac"/>
    </style:style>
    <style:style style:name="T75" style:family="text">
      <style:text-properties officeooo:rsid="00613a30"/>
    </style:style>
    <style:style style:name="T76" style:family="text">
      <style:text-properties officeooo:rsid="006757be"/>
    </style:style>
    <style:style style:name="T77" style:family="text">
      <style:text-properties style:font-name="monospace"/>
    </style:style>
    <style:style style:name="T78" style:family="text">
      <style:text-properties officeooo:rsid="0023ec7e"/>
    </style:style>
    <style:style style:name="T79" style:family="text">
      <style:text-properties officeooo:rsid="00723503"/>
    </style:style>
    <style:style style:name="T80" style:family="text">
      <style:text-properties officeooo:rsid="007316f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CTH CLUSTER PACKAGE V 1.<text:span text:style-name="T2">3.4</text:span></text:p>
      <text:p text:style-name="P7"/>
      <text:p text:style-name="P39">The CTH clustering package <text:span text:style-name="T31">contains</text:span> software tools<text:span text:style-name="T31"> that provide a variety of cluster analysis algorithms using data from neuron recordings and methods of viewing the results. This document provides information on how to use the tools.</text:span></text:p>
      <text:p text:style-name="P73"/>
      <text:p text:style-name="P73"/>
      <text:p text:style-name="P21">WHAT'S NEW<text:span text:style-name="T7"> FOR 1.3.4</text:span></text:p>
      <text:p text:style-name="P43"/>
      <text:p text:style-name="P73">Version 1.3.3 was a bug fix release that has no new functionality. </text:p>
      <text:p text:style-name="P73"/>
      <text:p text:style-name="P73">Version 1.3.4 adds the ability to process swallow experiments. These are different from the other input files because they do not use I and E pulses to determine how the bins are calculated. Instead, there are start-of-swallow and an end-of-swallow markers. By default, two files are output for these types of input files. The first contains just the swallow CTHs. The second contains the control period CTHs and the swallow period CTHs as pairs. There is not an immediate relationship between these because the control CTHs are determined by I and E markers and the swallow CTHs by their markers.</text:p>
      <text:p text:style-name="P73"/>
      <text:p text:style-name="P73">The clustering software now has the ability to use two Archetype files when clustering a control/swallow .cth file. A preliminary set of swallow Archetypes is included in the release.</text:p>
      <text:p text:style-name="P73"/>
      <text:p text:style-name="P43"/>
      <text:p text:style-name="P20">WHAT'S NEW<text:span text:style-name="T7"> FOR 1.3.2</text:span></text:p>
      <text:p text:style-name="P39"/>
      <text:p text:style-name="P72">The cthgui program has a new feature that lets you find the CTHs that were in one cluster during the control period and in a different cluster in the stim period. The results are saved to a .cth file than can be loaded in the cthgui program. It also creates a .csv file that the brainstem program can use. Use the "Export Ctl/Stim Pairs" button to find the pairs and save to a file. The default file name is based on the current file name. This is only supported for clustering using Archetypes or dendrogram. There is no support for doing this for other clustering methods, such as K-Means. This is only done for .cth files that have both control and stim periods.</text:p>
      <text:p text:style-name="P72"/>
      <text:p text:style-name="P39"/>
      <text:p text:style-name="P19">WHAT'S NEW<text:span text:style-name="T7"> FOR 1.3.1</text:span></text:p>
      <text:p text:style-name="P39"/>
      <text:p text:style-name="P70">New features and bug fixes include:</text:p>
      <text:p text:style-name="P70"/>
      <text:p text:style-name="P70">cth_cluster:</text:p>
      <text:p text:style-name="P112">Added support for cough experiments.</text:p>
      <text:p text:style-name="P70"/>
      <text:p text:style-name="P112">The -f <text:span text:style-name="T79">somefile</text:span>.xls<text:span text:style-name="T79"> argument </text:span>is now required. There is no default. This caused confusion and sometimes the default .xls file was not available.</text:p>
      <text:p text:style-name="P112"/>
      <text:p text:style-name="P112">The default number of bins is now 100. You only need to use the -b flag if you want a different number of bins.</text:p>
      <text:p text:style-name="P112"/>
      <text:p text:style-name="P112">There are several perl scripts that cth_cluster needs. It invokes one of them, cth_cells.pl. This can be anywhere on the user's executable path. This script uses two other scripts, cth_data.pl and cth_xls2csv.pl. These are assumed to be in the current directory. I modified cth_cells.pl to extract the path to itself and added this to the invocation of the other scripts. It is painful to have to keep copying the scripts to the current directory. These are in /usr/local/bin by default. The prefix cth_ has been added to these scripts to avoid collision with the scripts they were derived from. The cth_xls2csv.pl script was modified to not print blank rows after the data. Some of the spreadsheets have a lot of empty rows and users were confused to see a screen or two of just rows of commas.</text:p>
      <text:p text:style-name="P112"/>
      <text:p text:style-name="P112">Fixed a bug that was introduced when the initial support for control / stim was added. It was not obvious for the CO2 experiments, but the cough experiments made it obvious something was broken. The error was that each period was normalized relative to itself. This had the effect of placing the control and stim CTHs into different coordinate systems. The fix was to normal all of the CTHs from both periods using the same scale factor.</text:p>
      <text:p text:style-name="P93"/>
      <text:p text:style-name="P93"><text:s/><text:span text:style-name="T3">cthgui:</text:span></text:p>
      <text:p text:style-name="P113">Added support for cough.</text:p>
      <text:p text:style-name="P113"/>
      <text:p text:style-name="P113">The concate_types.m function was added to merge together sets of archetype CTHs from clustering runs on subsets of the archetype source CTHs. There is a convenience script that calls this, merge_arch.m. </text:p>
      <text:p text:style-name="P95"/>
      <text:p text:style-name="P94"><text:span text:style-name="T78">b</text:span>rainstem:</text:p>
      <text:p text:style-name="P113">Added better support for archetypes. Instead of showing cluster numbers, if the input file was clustered using archetype, the archetype number is displayed.</text:p>
      <text:p text:style-name="P95"/>
      <text:p text:style-name="P94"><text:span text:style-name="T78">c</text:span>th-demo package:</text:p>
      <text:p text:style-name="P113">Generating the demo files takes a long time, up to an hour or two, which really gets in the way of a fast turn-around to fix a killer bug. These are now in their own optional package. These are not installed by default.</text:p>
      <text:p text:style-name="P94"/>
      <text:p text:style-name="P113"/>
      <text:p text:style-name="P116"><text:bookmark-start text:name="__DdeLink__1124_2079439068"/></text:p>
      <text:p text:style-name="P18">WHAT'S NEW<text:span text:style-name="T7"> FOR 1.3.0</text:span><text:bookmark-end text:name="__DdeLink__1124_2079439068"/></text:p>
      <text:p text:style-name="P69"/>
      <text:p text:style-name="P69">Version 1.2.9 was a bug fix release that corrected a defect in 1.2.8.</text:p>
      <text:p text:style-name="P69"/>
      <text:p text:style-name="P69">New features include:</text:p>
      <text:p text:style-name="P69"/>
      <text:p text:style-name="P69">The cth_cluster program now has the ability to create .cth files that include only vagotomized, non-vagotomized, or all experiments.</text:p>
      <text:p text:style-name="P39"/>
      <text:p text:style-name="P69">The cthgui program now includes archetype clustering. This uses a set of archetype CTHs that were extracted from several clustering operations. These were identified as a set of CTHs that were representative of unique firing patterns. They are saved in a .type file. The archetype clustering operation reads in CTHs from a .cth file and for each CTH finds the archetype it is closet to.</text:p>
      <text:p text:style-name="P69"/>
      <text:p text:style-name="P39"/>
      <text:p text:style-name="P42"/>
      <text:p text:style-name="P17">WHAT'S NEW<text:span text:style-name="T7"> FOR 1.2.8</text:span></text:p>
      <text:p text:style-name="P55"/>
      <text:p text:style-name="P65">Version 1.2.7 was a bug fix release that corrected a defect in 1.2.6.</text:p>
      <text:p text:style-name="P65"/>
      <text:p text:style-name="P65">Bug fixes. Added an option to draw large projection plot and dendrogram wins suitable for screen captures.</text:p>
      <text:p text:style-name="P65"/>
      <text:p text:style-name="P65">Instead of a fixed number of up to 12 CTH plot windows, this version calculates how many rows and columns it needs to tile the CTH monitor with the CTHs, up to a limit if 8 x 8. If you create more than 64 clusters, the windows are too small to be usable. In this case, use the scroll buttons to view a subset of the clusters.</text:p>
      <text:p text:style-name="P65"/>
      <text:p text:style-name="P65">Support for creating and using CTH cluster centroids as archetypes for clustering. The CTH Info button now shows the nearest and next-nearest clusters for the CTH.</text:p>
      <text:p text:style-name="P65"/>
      <text:p text:style-name="P65">Support for showing control and stim periods in CTH plots.</text:p>
      <text:p text:style-name="P65"/>
      <text:p text:style-name="P41"><text:bookmark-start text:name="__DdeLink__985_1471926331"/></text:p>
      <text:p text:style-name="P16">WHAT'S NEW<text:span text:style-name="T7"> FOR 1.2.6</text:span></text:p>
      <text:p text:style-name="P54"><text:bookmark-end text:name="__DdeLink__985_1471926331"/></text:p>
      <text:p text:style-name="P64">Bug fixes for different numbers of monitors and resolutions.</text:p>
      <text:p text:style-name="P64"/>
      <text:p text:style-name="P64">Circular <text:span text:style-name="T4">B-</text:span>spline curves generated and included in the demo files.</text:p>
      <text:p text:style-name="P64"/>
      <text:p text:style-name="P64">The cth_env utility now creates symbolic links instead of making local copies of the demo files. The user cannot change these, so local copies are not required.</text:p>
      <text:p text:style-name="P64"><text:s/></text:p>
      <text:p text:style-name="P41"/>
      <text:p text:style-name="P15">WHAT'S NEW<text:span text:style-name="T7"> FOR 1.2.5</text:span></text:p>
      <text:p text:style-name="P53"/>
      <text:p text:style-name="P53">A couple of versions were for internal release/testing and are not generally available.</text:p>
      <text:p text:style-name="P53"/>
      <text:p text:style-name="P50">The .cth file version has been changed from version 1.1<text:span text:style-name="T71">5</text:span> to <text:span text:style-name="T71">2.0.</text:span> <text:s/>You will need to recreate your <text:span text:style-name="T71">local </text:span>.cth files using the cth_cluster program. <text:s/>The version 1.2.<text:span text:style-name="T71">5</text:span> package needs add<text:span text:style-name="T71">i</text:span>tional information that does not exist <text:span text:style-name="T71">earlier versions. The clustering program will check the version and will refuse to load earlier versions.</text:span></text:p>
      <text:p text:style-name="P50"/>
      <text:p text:style-name="P59">The cth_cluster program now supports multiple types of periods. These include the generally longer initial control period, and control/stimulation pairs. This version supports carotid CO2 and vertebral CO2 control/stim events. By default, up to three .cth files are produced, with ctl, cco2, and vco2 as part of the file names. It is expected that other types, such as cough and swallow will be added in a later version. Details about how this works is provided later in the document.</text:p>
      <text:p text:style-name="P51"/>
      <text:p text:style-name="P59">An Export Cluster Archetypes button and function has been added. <text:s/>The mean/centroid CTH for each of the current set of clusters, including dendrogram and optionally other clustering methods, are saved to files with a .type extension. The format of these is the same as a .cth file.</text:p>
      <text:p text:style-name="P51"><text:line-break/><text:span text:style-name="T5">A pick-files control has been added to select .type files.</text:span></text:p>
      <text:p text:style-name="P51"/>
      <text:p text:style-name="P59">A Cluster Using Archetypes button and function has been added. This uses the selected .type file as the source of the cluster centers, and creates clusters using the CTHs in the current .cth file. Details about how this works is provided later in the document.</text:p>
      <text:p text:style-name="P51"/>
      <text:p text:style-name="P59">A Fuzzy C-Means type of clustering has been added. This produces a list of the probabilities of a CTH being in the nearest five clusters.</text:p>
      <text:p text:style-name="P60"><text:s/></text:p>
      <text:p text:style-name="P56">The brainstem program <text:span text:style-name="T74">is a new tool that is both an atlas replacement and a means of exploring CTH firing behavior in a visual model of the brainstem.</text:span></text:p>
      <text:p text:style-name="P56"/>
      <text:p text:style-name="P56">The color palet<text:span text:style-name="T73">t</text:span>e has been reworked to enhance the difference between colors. In earlier versions, some of the colors were difficult to distinguish. Unfortunately, colors are a function of the monitor being used<text:span text:style-name="T74">. What looks unique on one monitor may look very similar on another one. T</text:span>here is not a lot the software can do about this.</text:p>
      <text:p text:style-name="P53"/>
      <text:p text:style-name="P57">The current list of experiments has been adjusted and new experiments added.</text:p>
      <text:p text:style-name="P57"/>
      <text:p text:style-name="P58">A Help menu has been added that contains some links to documents<text:span text:style-name="T74"> and other information.</text:span></text:p>
      <text:p text:style-name="P57"/>
      <text:p text:style-name="P57"/>
      <text:p text:style-name="P40"/>
      <text:p text:style-name="P14">WHAT'S NEW<text:span text:style-name="T7"> FOR 1.2.2</text:span></text:p>
      <text:p text:style-name="P39"/>
      <text:p text:style-name="P52">The Export To Atlas button now reads "Export To Atlas And Database".<text:span text:style-name="T70"> </text:span>Clicking on this creates a <text:span text:style-name="T70">second </text:span>CSV file that contains information <text:s/>that can be used to create queries for records in existing databases.<text:span text:style-name="T70"> </text:span>One use of this is to investigate how manual clustering and automated clustering correspond.<text:span text:style-name="T70"> The naming convention is that the file described in the 1.2.1 release will be yourfilename.csv, and the second one will be named yourfilename.db.csv. There is no need to add an extension when typing in the filename, the program will do that for you.</text:span></text:p>
      <text:p text:style-name="P40"/>
      <text:p text:style-name="P49"><text:s/></text:p>
      <text:p text:style-name="P40"/>
      <text:p text:style-name="P40"/>
      <text:p text:style-name="P39"><text:bookmark-start text:name="__DdeLink__871_992665611"/></text:p>
      <text:p text:style-name="P13">WHAT'S NEW<text:span text:style-name="T7"> FOR 1.2.1</text:span><text:bookmark-end text:name="__DdeLink__871_992665611"/></text:p>
      <text:p text:style-name="P44"/>
      <text:p text:style-name="P47">There is now an Export To Atlas button in the GUI.<text:span text:style-name="T70"> </text:span>This exports a file that <text:span text:style-name="T6">an </text:span>atlas <text:span text:style-name="T6">package utility can </text:span>can read<text:span text:style-name="T6"> and produce a file that can be imported into the atlas program. There is also a program, currently called brainstem, that is under development that will be able to read this file</text:span>.<text:span text:style-name="T70"> </text:span>The exported information is intended to be used to draw the CTH neurons at their stereotaxic coordinates and to color them based on what cluster they are in.</text:p>
      <text:p text:style-name="P47"/>
      <text:p text:style-name="P44">The cth summary window was not drawing the one tick bin plots correctly. Fixed.</text:p>
      <text:p text:style-name="P44"/>
      <text:p text:style-name="P44">The cth summary window did not work correctly on exported subsets of clusters. Fixed</text:p>
      <text:p text:style-name="P44"/>
      <text:p text:style-name="P44">If running the cth_project function in terminal mode, a non-existent function was being called. Fixed.</text:p>
      <text:p text:style-name="P44"/>
      <text:p text:style-name="P45">The <text:span text:style-name="T9">example </text:span>oneexp-100.cth file contained all of the experiments, not just one. Fixed.<text:span text:style-name="T65"> If you have already created a working environment, you may want to run </text:span><text:span text:style-name="T43">cth_env </text:span><text:span text:style-name="T65">again to pick up the new file, or look at the script in /usr/local/bin/cth_env and copy it by hand.</text:span></text:p>
      <text:p text:style-name="P45"/>
      <text:p text:style-name="P44">The file that contains all of the iterations of the curve fitting<text:span text:style-name="T65"> process</text:span> has been moved to <text:span text:style-name="T9">a new package, </text:span>the cth-curves package.<text:span text:style-name="T66"> <text:s/>These do not change with every release (though sometimes they do), <text:s/>and it is a very large file to carry around in the cth package.</text:span></text:p>
      <text:p text:style-name="P44"/>
      <text:p text:style-name="P48">The GUI has been tweaked<text:span text:style-name="T67">, as follows:</text:span></text:p>
      <text:p text:style-name="P48"/>
      <text:p text:style-name="P105">The buttons on the left were rearranged so more commonly used buttons occur higher in the list.</text:p>
      <text:p text:style-name="P105"/>
      <text:p text:style-name="P108">A -d debug flag was added that shows the Connect To Octave button. <text:s/>This button is almost always not needed and is now hidden by default.</text:p>
      <text:p text:style-name="P48"/>
      <text:p text:style-name="P107">The high contrast color option and the 2D/3D projection options are rarely used and have been changed to checkboxes and moved to the Rarely Used Options box. <text:s/>The high contrast color choice has been renamed to Color Blind Friendly because that is what it is.</text:p>
      <text:p text:style-name="P48"/>
      <text:p text:style-name="P105"><text:span text:style-name="T67">T</text:span>he GUI elements <text:span text:style-name="T67">move around now as the </text:span>window is resized.</text:p>
      <text:p text:style-name="P48"/>
      <text:p text:style-name="P105">The size and location of the window<text:span text:style-name="T9"> and its maximized state </text:span>is now kept in a configuration file in the user's home directory in .config/cthgui/cthgui.c<text:span text:style-name="T68">onf.</text:span></text:p>
      <text:p text:style-name="P105"/>
      <text:p text:style-name="P106">A color blind <text:span text:style-name="T68">friendly </text:span>palette was added.</text:p>
      <text:p text:style-name="P119">QUICK START</text:p>
      <text:p text:style-name="P22"/>
      <text:p text:style-name="P23"><text:span text:style-name="T31">The </text:span>CTH cluster package<text:span text:style-name="T16"> is</text:span> installed on <text:span text:style-name="T31">all of the lab's </text:span>Linux system<text:span text:style-name="T31">s. <text:s/>You may have already set up an environment using version 1.2.0 or version 1.2.1. This version is not compatible with files generated by the previous versions, so you need to adjust your existing environment by recreating your own local .cth files. If you have not set up an environment, h</text:span>ere is how to <text:span text:style-name="T70">do that</text:span>. In a command line window, change to your home directory or other working directory where you have write permission.<text:span text:style-name="T25"> </text:span>Type this:</text:p>
      <text:p text:style-name="P22"/>
      <text:p text:style-name="P74">cth_env</text:p>
      <text:p text:style-name="P22"/>
      <text:p text:style-name="P22">This runs a script that creates a directory named cth<text:span text:style-name="T32"> </text:span>and copies <text:span text:style-name="T16">some </text:span>files to this directory.<text:span text:style-name="T25"> </text:span>The script then instructs you to<text:span text:style-name="T15"> type:</text:span></text:p>
      <text:p text:style-name="P22"/>
      <text:p text:style-name="P75">cd cth</text:p>
      <text:p text:style-name="P22"/>
      <text:p text:style-name="P22">and then<text:span text:style-name="T16">:</text:span></text:p>
      <text:p text:style-name="P22"/>
      <text:p text:style-name="P75">run_cthgui</text:p>
      <text:p text:style-name="P22"/>
      <text:p text:style-name="P22">This <text:span text:style-name="T60">is a script that </text:span>starts an <text:span text:style-name="T30">instance of the </text:span>octave program <text:span text:style-name="T60">and tells it to executes the cth_project function. This, in turn, starts </text:span>the cthgui program.<text:span text:style-name="T25"> When the GUI opens, if you have installed the cth-demo package, y</text:span>ou should see <text:span text:style-name="T80">some demo files </text:span>in the file list box.<text:span text:style-name="T80"> They may include these:</text:span></text:p>
      <text:p text:style-name="P2"/>
      <text:p text:style-name="P83"><text:span text:style-name="T17">oneexp-10ctl.cth</text:span><text:span text:style-name="T22"><text:tab/>-<text:tab/>one experiment, 10 bins, control period</text:span><text:span text:style-name="T17"><text:line-break/>oneexp-10cco2.cth  </text:span><text:span text:style-name="T22"><text:tab/>-<text:tab/>one experiment, 10 bins, carotid CO2 periods</text:span><text:span text:style-name="T17"><text:line-break/>oneexp-10vco2.cth  </text:span><text:span text:style-name="T22"><text:tab/>-<text:tab/>one experiment, 10 bins, vertebral CO2 periods</text:span><text:span text:style-name="T17"><text:line-break/>oneexp-20ctl.cth</text:span><text:span text:style-name="T22"><text:tab/>-<text:tab/>and so on for 20 and 100 bins</text:span><text:span text:style-name="T17"><text:line-break/>oneexp-20cco2.cth  <text:line-break/>oneexp-20vco2.cth  <text:line-break/>oneexp-100ctl.cth<text:line-break/>oneexp-100cco2.cth   <text:line-break/>oneexp-100vco2.cth   <text:line-break/>allexp-10ctl.cth</text:span><text:span text:style-name="T22"><text:tab/><text:tab/>-<text:tab/>all experiments, 10 bins, control period</text:span><text:span text:style-name="T17"><text:line-break/>allexp-10cco2.cth</text:span><text:span text:style-name="T22"><text:tab/>-<text:tab/>and so on for carotid and vertebral 10, 20 and 100 bins</text:span><text:span text:style-name="T17"><text:line-break/>allexp-10vco2.cth<text:line-break/>allexp-20ctl.cth<text:line-break/>allexp-20cco2.cth<text:line-break/>allexp-20vco2.cth<text:line-break/>allexp-100ctl.cth<text:line-break/>allexp-100cco2.cth <text:line-break/>allexp-100vco2.cth</text:span></text:p>
      <text:p text:style-name="P87"><text:span text:style-name="T35">100vago_vco2.cth </text:span><text:span text:style-name="T17"><text:line-break/></text:span><text:span text:style-name="T35">100vago_cco2.cth</text:span><text:span text:style-name="T17"><text:line-break/></text:span><text:span text:style-name="T23">1</text:span><text:span text:style-name="T35">00vago_ctl.cth</text:span><text:span text:style-name="T17"><text:line-break/></text:span><text:span text:style-name="T35">100nonvago_vco2.cth</text:span><text:span text:style-name="T17"><text:line-break/></text:span><text:span text:style-name="T35">100nonvago_cco2.cth</text:span><text:span text:style-name="T17"><text:line-break/></text:span><text:span text:style-name="T35">100nonvago_ctl.cth</text:span></text:p>
      <text:p text:style-name="P121">allexp-100swall1.cth</text:p>
      <text:p text:style-name="P87"><text:span text:style-name="T37">allexp-100ctl_swall1.cth</text:span><text:span text:style-name="T77"><text:line-break/></text:span></text:p>
      <text:p text:style-name="P24">It can take a<text:span text:style-name="T27"> </text:span>long time to load all of the experiments included in the <text:span text:style-name="T31">experiment </text:span>list<text:span text:style-name="T49">. The oneexp files load quickly and are useful when you want </text:span>explore the features of the program<text:span text:style-name="T49">.</text:span></text:p>
      <text:p text:style-name="P24"/>
      <text:p text:style-name="P24"><text:span text:style-name="T14">You can now select different options and create plots using these files.</text:span> <text:span text:style-name="T14">Most of the controls have pop-up help.</text:span></text:p>
      <text:p text:style-name="P3"/>
      <text:p text:style-name="P3">The cluster<text:span text:style-name="T60">ing</text:span> software assumes you have two monitors that your<text:span text:style-name="T16"> </text:span>window manager provides at least two workspaces. It<text:span text:style-name="T13"> </text:span>will<text:span text:style-name="T13"> </text:span>work with a single screen and workspace. I<text:span text:style-name="T16"> </text:span>run it on my laptop<text:span text:style-name="T13"> </text:span>without any problems, but the screen gets<text:span text:style-name="T32"> cluttered</text:span>.</text:p>
      <text:p text:style-name="P3"/>
      <text:p text:style-name="P3"/>
      <text:p text:style-name="P3">You <text:span text:style-name="T49">should </text:span>keep the terminal window you used to start run_cthgui open during<text:span text:style-name="T13"> </text:span>the session. <text:span text:style-name="T31">Text sometimes may </text:span>be written to th<text:span text:style-name="T31">is window. </text:span>If errors or other issues cause run_cthgui to<text:span text:style-name="T13"> </text:span>terminate, <text:span text:style-name="T31">please </text:span>preserve the text. It will help figuring out what caused the error.</text:p>
      <text:p text:style-name="P3"/>
      <text:p text:style-name="P3">When the cluster<text:span text:style-name="T60">ing</text:span> software is running, <text:span text:style-name="T32">t</text:span>he plot windows steal the focus from any other window that has the focus.<text:span text:style-name="T13"> I</text:span>f you <text:span text:style-name="T32">switch to another window </text:span>while waiting on the plots<text:span text:style-name="T13"> </text:span>to be created, the next plot window that opens will take it away <text:span text:style-name="T32">that window</text:span>. If you switch to a different workspace, the plot windows will be<text:span text:style-name="T16"> </text:span>displayed on <text:span text:style-name="T32">it. </text:span>Once the clustering run has finished, the GUI window will<text:span text:style-name="T13"> </text:span>be brought back to the foreground. <text:span text:style-name="T16">If you select the optional k-means plots, t</text:span>he cluster<text:span text:style-name="T60">ing</text:span> software will switch to the workspace to the right <text:span text:style-name="T32">(if there is one) and display the plots there, </text:span>then switch back<text:span text:style-name="T13"> to the left workspace.</text:span></text:p>
      <text:p text:style-name="P3"/>
      <text:p text:style-name="P3">So, once you start a cluster<text:span text:style-name="T60">ing</text:span> run, just sit back and enjoy the show.</text:p>
      <text:p text:style-name="P46"/>
      <text:p text:style-name="P46"/>
      <text:p text:style-name="P118">DETAILS</text:p>
      <text:p text:style-name="P4"/>
      <text:p text:style-name="P4">The cth cluster package is composed of <text:span text:style-name="T27">five</text:span> components<text:span text:style-name="T11">. The first two components take experiment data as input and create information about the data as output. The next two are data visualization and cluster analysis tools that work together to display and manipulate the information. The final component is a set of convenience scripts and data files.</text:span></text:p>
      <text:p text:style-name="P4"/>
      <text:p text:style-name="P37"><text:span text:style-name="T64">1. </text:span>cth_cluster</text:p>
      <text:p text:style-name="P4"/>
      <text:p text:style-name="P88"><text:span text:style-name="T11">T</text:span>his is a command-line program that <text:span text:style-name="T60">creates the .cth files. It reads an excel spreadsheet file containing lists of paths and file names to other excel spreadsheets, text files, .</text:span>adt, .bdt, and .edt files. <text:span text:style-name="T16">This is the "experiment list" referred to above. It </text:span>creates <text:span text:style-name="T12">one or more </text:span>text file<text:span text:style-name="T12">s</text:span> that contain information that other parts of the cth<text:span text:style-name="T11"> </text:span>cluster package use. <text:span text:style-name="T26">The example .cth files that were copied to your cth directory were created using this program.</text:span></text:p>
      <text:p text:style-name="P90"/>
      <text:p text:style-name="P90"/>
      <text:p text:style-name="P92"><text:span text:style-name="T64">2. </text:span>cth_curve.R</text:p>
      <text:p text:style-name="P89"/>
      <text:p text:style-name="P89">This is an R program that takes an output file from cth_cluster and performs a circular b-spline curve fit to the CTH data. <text:span text:style-name="T16">It can be executed as a stand-alone program or cth_cluster can execute it as part of its processing. </text:span>The output is a text file that can be read by<text:span text:style-name="T16"> </text:span>cth_cluster <text:span text:style-name="T16">for inclusion in the .cth file</text:span>. <text:span text:style-name="T16">The curve fitting is very CPU intensive and will</text:span> use multiple cores<text:span text:style-name="T27">, so it is best run on one of the lab's high-end machines. </text:span>The curves are independent of other variables, so, for example, the same fitted curve file can be use <text:span text:style-name="T33">to create .cth files with different numbers of bins. There are examples of this later in the document.</text:span></text:p>
      <text:p text:style-name="P89"/>
      <text:p text:style-name="P25"/>
      <text:p text:style-name="P37"><text:span text:style-name="T64">3. cth_project.m and other o</text:span>ctave<text:span text:style-name="T33"> functions</text:span></text:p>
      <text:p text:style-name="P4"/>
      <text:p text:style-name="P4"><text:span text:style-name="T12">T</text:span>he bulk of the cluster<text:span text:style-name="T50"> analysis</text:span> software is <text:span text:style-name="T27">a collection of </text:span>octave <text:span text:style-name="T28">function files.</text:span> <text:span text:style-name="T27">The clustering and data visualization software is started by running octave and then calling the cth_project function in the cth_project.m file with some optional arguments. </text:span>Most users will never run any of these directly<text:span text:style-name="T33">. There is are scripts that manage the details for you.</text:span></text:p>
      <text:p text:style-name="P4"/>
      <text:p text:style-name="P4"/>
      <text:p text:style-name="P37"><text:span text:style-name="T64">4. </text:span>cthgui</text:p>
      <text:p text:style-name="P4"/>
      <text:p text:style-name="P4">This is a program that provides a GUI user interface to the cluster<text:span text:style-name="T60">ing </text:span>software.<text:span text:style-name="T26"> </text:span>You do not run this program directly<text:span text:style-name="T64">, t</text:span>he <text:span text:style-name="T28">cth_project function will start it for you</text:span>.</text:p>
      <text:p text:style-name="P4"/>
      <text:p text:style-name="P4"/>
      <text:p text:style-name="P38">5. brainstem</text:p>
      <text:p text:style-name="P27"/>
      <text:p text:style-name="P62">This is a replacement for the atlas program. It can read existing .dx files and can also read .cth files generated by the cthgui program. It needs its own User's Manual, and perhaps we will write one eventually. There is extensive tooltip help that is useful for first-time users.</text:p>
      <text:p text:style-name="P4"/>
      <text:p text:style-name="P4"><text:span text:style-name="T56">6</text:span><text:span text:style-name="T54">. Convenience </text:span><text:span text:style-name="T53">scripts</text:span><text:span text:style-name="T55"> and data files</text:span></text:p>
      <text:p text:style-name="P26"/>
      <text:p text:style-name="P91"><text:tab/><text:span text:style-name="T53">cth_env</text:span></text:p>
      <text:p text:style-name="P91"/>
      <text:p text:style-name="P96"><text:span text:style-name="T29">T</text:span>his creates a directory and copies several files to provide a<text:span text:style-name="T64">n initial </text:span>environment for the CTH clustering software.</text:p>
      <text:p text:style-name="P4"/>
      <text:p text:style-name="P103">run_cthgui</text:p>
      <text:p text:style-name="P97"/>
      <text:p text:style-name="P114"><text:span text:style-name="T19">This is a shell script that you r</text:span><text:span text:style-name="T18">un in a command-line window to start a session using the GUI. </text:span><text:span text:style-name="T19">It starts an instance of the octave program </text:span><text:span text:style-name="T21">that calls an octave function that starts the cthgui </text:span><text:span text:style-name="T20">program.</text:span></text:p>
      <text:p text:style-name="P98"/>
      <text:p text:style-name="P103">run_cthterm</text:p>
      <text:p text:style-name="P97"/>
      <text:p text:style-name="P97"><text:span text:style-name="T33">This </text:span>start<text:span text:style-name="T33">s</text:span> a session using the command-line<text:span text:style-name="T33"> interface instead of a GUI. </text:span>This mode is intended to be used during development and <text:s/>debugging, but you can do almost everything from it that you can from the GUI.</text:p>
      <text:p text:style-name="P4"/>
      <text:p text:style-name="P63"/>
      <text:p text:style-name="P104">allexp<text:span text:style-name="T10">_</text:span>from_r.txt</text:p>
      <text:p text:style-name="P99"/>
      <text:p text:style-name="P99">This is the output of cth_curve.R and contains the final fitted curves for all of the CTHs.</text:p>
      <text:p text:style-name="P99"/>
      <text:p text:style-name="P99"><text:span text:style-name="T53">all</text:span><text:span text:style-name="T58">curves</text:span><text:span text:style-name="T57">.</text:span><text:span text:style-name="T53">tar.gz</text:span></text:p>
      <text:p text:style-name="P109"/>
      <text:p text:style-name="P101">This contains .pdf files that contain plots of all of the curve fitting iterations for all of the CTHs.<text:span text:style-name="T72"> This is a very large file and is not installed by default.</text:span></text:p>
      <text:p text:style-name="P101"/>
      <text:p text:style-name="P110">The purpose of these was to explore a conjecture that it might be possible to characterize CTHs using features of a fitted curve, such as number and location of peaks and valleys, width of these regions, and so on, to create objective types.</text:p>
      <text:p text:style-name="P100"/>
      <text:p text:style-name="P100">The curve fitting process is an iterative process. It fits piecewise cubic polynomial curves to the data. The endpoints are known as knots. The fitting process starts with 1 knot and continues up to 14 knots. At each stage of the iteration, some goodness-of-fit numbers are <text:span text:style-name="T10">calculated</text:span>. Version 1.2.<text:span text:style-name="T75">6</text:span> <text:span text:style-name="T51">stops iterating when the p-value is greater than or equal to </text:span>0.9<text:span text:style-name="T52">. If it reaches the 14th iteration and the p-value is still too small, it stops and picks the iteration that has the largest p-value. The run time goes up significantly as the number of knots increases. I did a run with a single CTH using up to 50 knots and it ran for a couple of days. The largest p-value was never greater than 0.9. The problem with more knots is that the plots contain sharp V-like lines and do not look like smooth curves, though mathematically they are still continuous. The values of 14 and 0.9 are rather arbitrary.</text:span></text:p>
      <text:p text:style-name="P100"/>
      <text:p text:style-name="P111">The state of this at this time is that there is no obvious way to objectively detect curves that "look smooth" and curves with V lines. The curve fitting machinery could certainly use more work.</text:p>
      <text:p text:style-name="P102"/>
      <text:p text:style-name="P101">The all<text:span text:style-name="T4">curves.</text:span>tar.gz file contains each iteration for all of the CTHs. <text:span text:style-name="T10">It is a large file and is not copied to your working cth directory. </text:span>If you want to look at the iterations, open a terminal window and cd to your working cth directory, then type this:</text:p>
      <text:p text:style-name="P101"/>
      <text:p text:style-name="P115">tar xf <text:bookmark-start text:name="__DdeLink__637_981384738"/>/usr/local/share/cth-<text:span text:style-name="T8">curves</text:span>/all<text:span text:style-name="T4">curves</text:span>.tar.gz<text:bookmark-end text:name="__DdeLink__637_981384738"/></text:p>
      <text:p text:style-name="P101"/>
      <text:p text:style-name="P101">This can take a while<text:span text:style-name="T4"> and requires 8G or more of space</text:span>. This creates <text:span text:style-name="T64">the</text:span> <text:span text:style-name="T8">fits</text:span>/ directory under the one you are in and extracts the .pdf files that contain the plots. Then type:</text:p>
      <text:p text:style-name="P101"/>
      <text:p text:style-name="P115">cd <text:span text:style-name="T8">fits</text:span></text:p>
      <text:p text:style-name="P99"/>
      <text:p text:style-name="P101">Each CTH has a unique number that identifies it. You can see these in the cth bar chart plots and other places. If you were interested in, say, CTH # 147, here is one way to view it, using the evince pdf view<text:span text:style-name="T61">er</text:span>:</text:p>
      <text:p text:style-name="P101"/>
      <text:p text:style-name="P101"><text:span text:style-name="T42">evince *_147_*.pdf</text:span> </text:p>
      <text:p text:style-name="P99"/>
      <text:p text:style-name="P101">This will open as many windows as there are iterations for CTH #147. Evince stacks these, so it may look like there is only one, <text:span text:style-name="T10">so you will have to move them around with the mouse. You can view the plots with any app than can open .pdf files.</text:span></text:p>
      <text:p text:style-name="P99"/>
      <text:p text:style-name="P36"/>
      <text:p text:style-name="P36"/>
      <text:p text:style-name="P117">MAKE YOUR OWN CTH FILES</text:p>
      <text:p text:style-name="P4"/>
      <text:p text:style-name="P4">You <text:span text:style-name="T29">must be able to </text:span>access files on cisc3 via the /raid and /dsk5 mount points. If you do not have /raid and /dsk5 directories in your root directory, <text:span text:style-name="T61">ask someone with root access to create these and mount the cisc3 file systems.</text:span></text:p>
      <text:p text:style-name="P4"/>
      <text:p text:style-name="P4">The <text:span text:style-name="T33">.</text:span>cth file<text:span text:style-name="T33">s</text:span> w<text:span text:style-name="T33">ere</text:span> created by the cth_cluster program<text:span text:style-name="T33">. It </text:span>uses an Excel spreadsheet that contains paths, file names, and other information. There is a copy of this installed as part of the cth cluster package<text:span text:style-name="T33"> and a copy is placed in your working cth directory. The original lives here:</text:span></text:p>
      <text:p text:style-name="P4"/>
      <text:p text:style-name="P4">/usr/local/share/cth-cluster/cth_data.xls</text:p>
      <text:p text:style-name="P4"/>
      <text:p text:style-name="P4">This is a symbolic link to the current version of the spreadsheet. The version may change in future releases, but it will be transparent since the symbolic link will be updated to refer to the new version. The cth_cluster program will use this by default<text:span text:style-name="T48"> if you do not specify an xls file. The current file will also be copied to your local work directory if you want to edit it and create subsets of the experiments.</text:span></text:p>
      <text:p text:style-name="P4"/>
      <text:p text:style-name="P28"><text:span text:style-name="T48">The cth_cluster program </text:span>has a lot of options<text:span text:style-name="T40">. H</text:span>ere is what you get when you type<text:span text:style-name="T40">:</text:span></text:p>
      <text:p text:style-name="P28"/>
      <text:p text:style-name="P81">cth_cluster -h</text:p>
      <text:p text:style-name="P71"/>
      <text:p text:style-name="P86"><text:span text:style-name="T34">(1) Read .edt, .bdt, and .adt files. </text:span><text:span text:style-name="T42"><text:line-break/>(2) Accumulate firing rates of neuron channels in control and  <text:line-break/>    optionally other periods into a variable number of bins. <text:line-break/>(3) Generate text file(s) with CTHs and other information. <text:line-break/>The file(s) created by this program are inputs to cth cluster analysis software. <text:line-break/><text:line-break/>Usage: cth_cluster -f spreadsheet.xls [-o basename] [-b number_of_bins | -e number of <text:line-break/>E bins -i number of I bins] [-np | -nu | -nr] [-c] [-g] [-pa] [-tc | -tw | -tr] [-h] </text:span><text:span text:style-name="T45">[-v0|1|2]</text:span><text:span text:style-name="T42"><text:line-break/><text:line-break/>-f spreadsheet.xls.  </text:span><text:span text:style-name="T45">Spreadsheet file containing experiment info.</text:span></text:p>
      <text:p text:style-name="P86"><text:span text:style-name="T45"><text:s text:c="21"/>This is a required argument.</text:span><text:span text:style-name="T42">  <text:line-break/>-o basename  Use basename for all input and output files. <text:line-break/>            </text:span><text:span text:style-name="T44"> </text:span><text:span text:style-name="T42">The final output will be basename.cth. <text:line-break/>-c Create a .csv file.  Will create file: basename.csv  <text:line-break/>-g Create a .csv file that ggobi likes.  Will create file: basename_g.csv <text:line-break/>-np Peak normalization. Default is mean (area) normalization. <text:line-break/>-nu Unit normalization. <text:line-break/>-nn No normalization, output is raw spikes/sec values. <text:line-break/>-pa Include all periods in files and save to one file. <text:line-break/>   </text:span><text:span text:style-name="T44"> </text:span><text:span text:style-name="T42">Default is to include all periods and save to separate files. <text:line-break/>  </text:span><text:span text:style-name="T44"> </text:span><text:span text:style-name="T42"> Note that the brainstem program will not be able to load .csv files <text:line-break/>  </text:span><text:span text:style-name="T44"> </text:span><text:span text:style-name="T42"> created from these files. The clustering program can load these files. <text:line-break/>-tc Do complete histogram curve fitting related processing using cth_curve.R. <text:line-break/>  </text:span><text:span text:style-name="T44"> </text:span><text:span text:style-name="T42"> By default, this is not done and the output file will contain zero values <text:line-break/>  </text:span><text:span text:style-name="T44"> </text:span><text:span text:style-name="T42"> for the curve plotting vectors if no other -t option is used. <text:line-break/>  </text:span><text:span text:style-name="T44"> </text:span><text:span text:style-name="T42"> It can take a VERY long time to do this on the typical workstation. <text:line-break/>  </text:span><text:span text:style-name="T44"> </text:span><text:span text:style-name="T42"> (If you really want to do this, run this on cisc5 and <text:line-break/>  </text:span><text:span text:style-name="T44"> </text:span><text:span text:style-name="T42"> copy the output file to someplace visible to your workstation.) <text:line-break/>-tw Create an output file that cth_curve.R can read, but do not run cth_curve.R <text:line-break/>   The file will be basename_to_r.txt. <text:line-break/>-tr Read the file created previously by cth_curve.R and add it to the output. <text:line-break/>  </text:span><text:span text:style-name="T44"> </text:span><text:span text:style-name="T42"> By default, the file will be basename_from_r.txt (see next option.) <text:line-break/>-t filename Do not automatically create a curve fitting filename from the -o option. Read filename instead.  This lets you share a curve file.  Implies -tr.</text:span></text:p>
      <text:p text:style-name="P82">-vn <text:s/>n = 0 Exclude vagotomized experiments. This is the default.</text:p>
      <text:p text:style-name="P82"><text:s text:c="5"/>n = 1 Include only vagotomized experiments.</text:p>
      <text:p text:style-name="P85"><text:span text:style-name="T47"><text:s text:c="5"/>n = 3 Include all experiments.</text:span><text:span text:style-name="T46"><text:line-break/>-h This help.<text:line-break/>Default output: cth_[# of bins].cth <text:line-break/>Default E bins:   </text:span><text:span text:style-name="T47">50</text:span><text:span text:style-name="T46"><text:line-break/>Default I bins:   </text:span><text:span text:style-name="T47">50</text:span><text:line-break/><text:line-break/></text:p>
      <text:p text:style-name="P5"/>
      <text:p text:style-name="P29">This is <text:span text:style-name="T41">the </text:span>command to create <text:span text:style-name="T41">the allexp-100 file:</text:span></text:p>
      <text:p text:style-name="P61"/>
      <text:p text:style-name="P77"><text:bookmark-start text:name="__DdeLink__504_2053269306"/>cth_cluster -f cth_data.xls -o allexp-100<text:bookmark-end text:name="__DdeLink__504_2053269306"/></text:p>
      <text:p text:style-name="P4"/>
      <text:p text:style-name="P61">When the curve fit files are available, you can include the curves with this command:</text:p>
      <text:p text:style-name="P61"/>
      <text:p text:style-name="P79"><text:bookmark-start text:name="__DdeLink__504_20532693061"/>cth_cluster -f cth_data.xls -o allexp-100 -t allexp<text:span text:style-name="T10">_</text:span>from_r.txt<text:bookmark-end text:name="__DdeLink__504_20532693061"/></text:p>
      <text:p text:style-name="P31"/>
      <text:p text:style-name="P30">If you want to create a .cth file with a subset of the experiments in them, copy cth_data.xls to another name (e.g., cth_data_just3.xls), open it with libreoffice, openoffice, or other spreadsheet program, then remove the experiments (rows) that you do not want. If you are sharing directories between Windows and Linux, you could <text:s/>edit it with excel. <text:span text:style-name="T14">When you save </text:span>the<text:span text:style-name="T14"> file, be sure to save </text:span>it <text:span text:style-name="T14">as an xls file. The cth_cluster program cannot read xlsx files.</text:span></text:p>
      <text:p text:style-name="P4"/>
      <text:p text:style-name="P4">To create a new cth file <text:span text:style-name="T41">using </text:span>your edited spreadsheet using 60 bins, you would<text:span text:style-name="T41"> </text:span>type:</text:p>
      <text:p text:style-name="P4"/>
      <text:p text:style-name="P76">cth_cluster -f cth_data_just3.xls -<text:span text:style-name="T69">b</text:span> 60 -o just3_60</text:p>
      <text:p text:style-name="P76"/>
      <text:p text:style-name="P4">Another way to create cth files is to pick subsets of clusters from the GUI and save them out to a .cth file. It is interesting to take a cluster of, say, all I phase CTHs and save them and then load them in as a single set and re-cluster them into several clusters.</text:p>
      <text:p text:style-name="P4"/>
      <text:p text:style-name="P4"/>
      <text:p text:style-name="P32"/>
      <text:p text:style-name="P11">CURVE FITTING</text:p>
      <text:p text:style-name="P32"/>
      <text:p text:style-name="P32">The curve fitting is a CPU-intensive process than can a day or more to complete. The best way to do this is a two stage process. First, create the file for cth_curve.R, like so:</text:p>
      <text:p text:style-name="P32"/>
      <text:p text:style-name="P78">cth_cluster -f cth_data.xls -o allexp-<text:span text:style-name="T48">any -tr</text:span></text:p>
      <text:p text:style-name="P32"/>
      <text:p text:style-name="P32">Note that the number of bins are not important because cth_curve.R uses one tick bins. This will create allexp-any.cth and allexp-any_to_r.txt. The second file is what we need.</text:p>
      <text:p text:style-name="P32"/>
      <text:p text:style-name="P32">Copy this to cisc5 in a working area. To start the curve fitting, type this:</text:p>
      <text:p text:style-name="P32"/>
      <text:p text:style-name="P80">cth_curve.R allexp-any_to_r.txt allexp-any_from_r.txt</text:p>
      <text:p text:style-name="P32"/>
      <text:p text:style-name="P32">The first is the input file name and the second is the output file name. They do not have to be similar.</text:p>
      <text:p text:style-name="P32"/>
      <text:p text:style-name="P32">Come back tomorrow. Once cth_curve.R completes, you can copy allexp-any_from_r.txt back to your local work area. If you wanted to, for example, do a run using 30 bins, you would type this:</text:p>
      <text:p text:style-name="P32"/>
      <text:p text:style-name="P78">cth_cluster -f cth_data.xls -o allexp-<text:span text:style-name="T48">30</text:span> -b <text:span text:style-name="T48">30</text:span> -t allexp<text:span text:style-name="T48">-any</text:span>_from_r.txt</text:p>
      <text:p text:style-name="P32"/>
      <text:p text:style-name="P120"/>
      <text:p text:style-name="P6"/>
      <text:p text:style-name="P12">DETERMINISTIC ARCHTYPES</text:p>
      <text:p text:style-name="P6"/>
      <text:p text:style-name="P68">Each cluster has a centroid that represents the average of all of the CTHs in the cluster. This is called an archetype.<text:span text:style-name="T76"> </text:span>The centroids for all of the CTHs can be exported to a .type file. This file can then be used to create clusters using the archetypes.<text:span text:style-name="T76"> </text:span>The goal of this is to create a set of firing pattern types that can be used in software not included in this package to objectively classify CTHs. Historically, the types had names such as E Aug and I Dec and so forth. Assign<text:span text:style-name="T76">ment</text:span> to one of the types was done by a person which entails an element of subjectivity. It also is not always a repeatable exercise, in that the same person later, or another person, may assign a CTH to <text:span text:style-name="T76">same </text:span>type. The goal of the deterministic archetypes is to create an objective classification procedure that is repeatable.</text:p>
      <text:p text:style-name="P68"/>
      <text:p text:style-name="P68"><text:span text:style-name="T76">Of course, t</text:span>he elements of subjectivity and repeatability now resides in creating the set of archetypes.<text:span text:style-name="T76"> The clustering algorithms are repeatable, but all of them require a person to decide the number of clusters and on which algorithm generates a "good" set of archetypes.</text:span></text:p>
      <text:p text:style-name="P68"/>
      <text:p text:style-name="P84"><text:span text:style-name="T24">The 1.3.0 release includes </text:span><text:span text:style-name="T35">100vago_8i_8lrm_8e.type</text:span><text:span text:style-name="T36">. This was produced from all of vagotomized experiments in the current .xls file. It includes 8 predominately I phase archetype CTHs, 8 low </text:span><text:bookmark text:name="firstHeading"/><text:span text:style-name="T38">respiratorily</text:span><text:span text:style-name="T39"> </text:span><text:span text:style-name="T36">modulated archetype CTHs, and 8 predominately E phase archetype CTHs.</text:span><text:span text:style-name="T77"><text:line-break/></text:span></text:p>
      <text:p text:style-name="P67"/>
      <text:p text:style-name="P67"/>
      <text:p text:style-name="P6"/>
      <text:p text:style-name="P9">WORKING OFFLINE</text:p>
      <text:p text:style-name="P6"/>
      <text:p text:style-name="P6"><text:span text:style-name="T10">If you are not on the lab's local network, say, working on a laptop at home, you c</text:span>an copy all of the files you need to<text:span text:style-name="T48"> your laptop. </text:span>I do this both to have perhaps faster access to the files and also so I can work on the cluster<text:span text:style-name="T60">ing</text:span> software at home.<text:span text:style-name="T48"> It is a bit of work. You have to open the spreadsheet to find out where all of the files are located on cisc3. Make a subdirectory in your local cth directory, say, cth_files. C</text:span>opy<text:span text:style-name="T48"> </text:span>the files listed in the spreadsheet <text:span text:style-name="T48">from the paths and file names to cth_files/. Then create a new copy of the spreadsheet, e.g., local_cth_data.xls. Open it and modify the </text:span>spreadsheet paths <text:span text:style-name="T61">to point to locate directory where you copied the files. You need to specify absolute file names, such as /home/you/cth/cth_files/. </text:span>You <text:span text:style-name="T48">will</text:span> note that there are several paths in the master spreadsheet. <text:span text:style-name="T10">None of the files have the same name, so t</text:span>he files do not have to be in separate directories, <text:span text:style-name="T62">the path cells in the spreadsheet can all be the same.</text:span> The complete set of files at the time of this writing use about 4.6G of disk space.</text:p>
      <text:p text:style-name="P6"/>
      <text:p text:style-name="P6"/>
      <text:p text:style-name="P10">KNOWN ISSUES</text:p>
      <text:p text:style-name="P32"/>
      <text:p text:style-name="P32">The octave plot windows offer the option to save the plot to a file. This silently fails. This is a known bug and a future version of octave will fix this. For now, the best you can do is do a screen capture and save it to a file.</text:p>
      <text:p text:style-name="P5"><text:bookmark text:name="__DdeLink__381_20881137953"/></text:p>
      <text:p text:style-name="P5">If you accidentally<text:span text:style-name="T48"> ask for </text:span>500 clusters, there is no <text:span text:style-name="T48">simple </text:span>way to abort the process. You will hit a max-number-of-windows limit error from the window manager before you actually complete the clustering. You may want to kill the <text:span text:style-name="T60">clustering</text:span> program from the command line or with a task manager.</text:p>
      <text:p text:style-name="P5"/>
      <text:p text:style-name="P34">You can click on buttons and other things in the GUI while octave does its work. These are queued up and will eventually be responded to, but there may be some unexpected actions. Clicking fifty times on the Create Plots button is probably <text:span text:style-name="T59">not </text:span>a good idea. <text:span text:style-name="T63">A typical way of dealing with this is to disable inappropriate controls when the program is busy. </text:span>At this time, the GUI program does not know when the octave program is busy, so it is hard to know when to enable or disable parts of the GUI <text:span text:style-name="T59">to avoid this situation.</text:span></text:p>
      <text:p text:style-name="P34"/>
      <text:p text:style-name="P66">The cth_cluster program assigns a sequence number to each cth. The cthgui program uses this as a key to keep track of the CTHs. <text:s/>The order of the sequence numbers is determined by the order of the input files in the input spreadsheet. <text:s/>If a file is removed from the spreadsheet, the sequence numbers for CTHs will no longer be the same for CTHs after the deleted file, so it is very difficult to compare different runs using subsets of the files. <text:s/>This is not a problem if you are adding new files at the end of the spreadsheet.</text:p>
      <text:p text:style-name="P66"/>
      <text:p text:style-name="P35"/>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3929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officeooo:rsid="0019e372" officeooo:paragraph-rsid="0019e372" style:font-size-asian="10pt" style:font-size-complex="10pt"/>
    </style:style>
    <style:style style:name="MT1" style:family="text">
      <style:text-properties officeooo:rsid="0072824c"/>
    </style:style>
    <style:style style:name="MT2" style:family="text">
      <style:text-properties officeooo:rsid="0068f24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rch 19, 2018</text:span><text:tab/><text:page-number text:select-page="current">13</text:page-number><text:tab/>Version 1.<text:span text:style-name="MT2">3.4</text:span></text:p>
      </style:footer>
    </style:master-page>
    <style:master-page style:name="Endnote" style:page-layout-name="Mpm2"/>
    <style:master-page style:name="Envelope" style:page-layout-name="Mpm3"/>
    <style:master-page style:name="First_20_Page" style:display-name="First Page" style:page-layout-name="Mpm4" style:next-style-name="Standard"/>
    <style:master-page style:name="Footnote" style:page-layout-name="Mpm2"/>
    <style:master-page style:name="HTML" style:page-layout-name="Mpm5"/>
    <style:master-page style:name="Index" style:page-layout-name="Mpm4"/>
    <style:master-page style:name="Landscape" style:page-layout-name="Mpm6"/>
    <style:master-page style:name="Left_20_Page" style:display-name="Left Page" style:page-layout-name="Mpm7" style:next-style-name="Right_20_Page"/>
    <style:master-page style:name="Right_20_Page" style:display-name="Right Page" style:page-layout-name="Mpm8"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9T15:26:47.279675436</dc:date>
    <dc:creator>dale </dc:creator>
    <meta:editing-duration>PT9H11M38S</meta:editing-duration>
    <meta:editing-cycles>44</meta:editing-cycles>
    <meta:generator>LibreOffice/6.0.1.1$Linux_X86_64 LibreOffice_project/60bfb1526849283ce2491346ed2aa51c465abfe6</meta:generator>
    <meta:printed-by>dale </meta:printed-by>
    <meta:print-date>2016-01-13T15:44:25.010586741</meta:print-date>
    <meta:document-statistic meta:table-count="0" meta:image-count="0" meta:object-count="0" meta:page-count="1" meta:paragraph-count="161" meta:word-count="4970" meta:character-count="28924" meta:non-whitespace-character-count="23936"/>
  </office:meta>
</office:document-meta>
</file>